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\Delta k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[А/м]/I[мА]</text:p>
          </table:table-cell>
          <table:table-cell table:formula="of:=1750/(PI()*0.1*1000)" office:value-type="float" office:value="5.57042300821634" calcext:value-type="float">
            <text:p>5.57042300821634</text:p>
          </table:table-cell>
          <table:table-cell/>
          <table:table-cell office:value-type="string" calcext:value-type="string">
            <text:p>B[Тл]/x</text:p>
          </table:table-cell>
          <table:table-cell table:formula="of:=4*PI()*10^-7*7^2*835/300*435/0.8/80.4*1.462" office:value-type="float" office:value="0.0016945787601213" calcext:value-type="float">
            <text:p>0.001694578760121</text:p>
          </table:table-cell>
          <table:table-cell table:number-columns-repeated="5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\Delta x, у.ед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461.8" calcext:value-type="float">
            <text:p>1461.8</text:p>
          </table:table-cell>
          <table:table-cell office:value-type="float" office:value="0" calcext:value-type="float">
            <text:p>0</text:p>
          </table:table-cell>
          <table:table-cell table:formula="of:=ABS(0.002*[.O15])" office:value-type="float" office:value="2.9236" calcext:value-type="float">
            <text:p>2.9236</text:p>
          </table:table-cell>
          <table:table-cell office:value-type="float" office:value="-1460.1" calcext:value-type="float">
            <text:p>-1460.1</text:p>
          </table:table-cell>
          <table:table-cell office:value-type="float" office:value="0" calcext:value-type="float">
            <text:p>0</text:p>
          </table:table-cell>
          <table:table-cell table:formula="of:=ABS(0.002*[.R15])" office:value-type="float" office:value="2.9202" calcext:value-type="float">
            <text:p>2.9202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V15]" office:value-type="float" office:value="-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5.38" calcext:value-type="float">
            <text:p>15.38</text:p>
          </table:table-cell>
          <table:table-cell office:value-type="float" office:value="23" calcext:value-type="float">
            <text:p>23</text:p>
          </table:table-cell>
          <table:table-cell table:formula="of:=[.H16]*0.002" office:value-type="float" office:value="0.03076" calcext:value-type="float">
            <text:p>0.0307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514.7" calcext:value-type="float">
            <text:p>514.7</text:p>
          </table:table-cell>
          <table:table-cell office:value-type="float" office:value="-130" calcext:value-type="float">
            <text:p>-130</text:p>
          </table:table-cell>
          <table:table-cell table:formula="of:=ABS(0.002*[.O16])" office:value-type="float" office:value="1.0294" calcext:value-type="float">
            <text:p>1.0294</text:p>
          </table:table-cell>
          <table:table-cell office:value-type="float" office:value="-514.7" calcext:value-type="float">
            <text:p>-514.7</text:p>
          </table:table-cell>
          <table:table-cell office:value-type="float" office:value="137" calcext:value-type="float">
            <text:p>137</text:p>
          </table:table-cell>
          <table:table-cell table:formula="of:=ABS(0.002*[.R16])" office:value-type="float" office:value="1.0294" calcext:value-type="float">
            <text:p>1.0294</text:p>
          </table:table-cell>
          <table:table-cell/>
          <table:table-cell office:value-type="float" office:value="-23" calcext:value-type="float">
            <text:p>-23</text:p>
          </table:table-cell>
          <table:table-cell table:formula="of:=-[.V16]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28.11" calcext:value-type="float">
            <text:p>28.11</text:p>
          </table:table-cell>
          <table:table-cell office:value-type="float" office:value="43" calcext:value-type="float">
            <text:p>43</text:p>
          </table:table-cell>
          <table:table-cell table:formula="of:=[.H17]*0.002" office:value-type="float" office:value="0.05622" calcext:value-type="float">
            <text:p>0.05622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250.15" calcext:value-type="float">
            <text:p>250.15</text:p>
          </table:table-cell>
          <table:table-cell office:value-type="float" office:value="-112" calcext:value-type="float">
            <text:p>-112</text:p>
          </table:table-cell>
          <table:table-cell table:formula="of:=ABS(0.002*[.O17])" office:value-type="float" office:value="0.5003" calcext:value-type="float">
            <text:p>0.5003</text:p>
          </table:table-cell>
          <table:table-cell office:value-type="float" office:value="-249.97" calcext:value-type="float">
            <text:p>-249.97</text:p>
          </table:table-cell>
          <table:table-cell office:value-type="float" office:value="111" calcext:value-type="float">
            <text:p>111</text:p>
          </table:table-cell>
          <table:table-cell table:formula="of:=ABS(0.002*[.R17])" office:value-type="float" office:value="0.49994" calcext:value-type="float">
            <text:p>0.49994</text:p>
          </table:table-cell>
          <table:table-cell/>
          <table:table-cell office:value-type="float" office:value="-43" calcext:value-type="float">
            <text:p>-43</text:p>
          </table:table-cell>
          <table:table-cell table:formula="of:=-[.V17]" office:value-type="float" office:value="43" calcext:value-type="float">
            <text:p>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39.14" calcext:value-type="float">
            <text:p>39.14</text:p>
          </table:table-cell>
          <table:table-cell office:value-type="float" office:value="102" calcext:value-type="float">
            <text:p>102</text:p>
          </table:table-cell>
          <table:table-cell table:formula="of:=[.H18]*0.002" office:value-type="float" office:value="0.07828" calcext:value-type="float">
            <text:p>0.07828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57.03" calcext:value-type="float">
            <text:p>157.03</text:p>
          </table:table-cell>
          <table:table-cell office:value-type="float" office:value="-69" calcext:value-type="float">
            <text:p>-69</text:p>
          </table:table-cell>
          <table:table-cell table:formula="of:=ABS(0.002*[.O18])" office:value-type="float" office:value="0.31406" calcext:value-type="float">
            <text:p>0.31406</text:p>
          </table:table-cell>
          <table:table-cell office:value-type="float" office:value="-156.9" calcext:value-type="float">
            <text:p>-156.9</text:p>
          </table:table-cell>
          <table:table-cell office:value-type="float" office:value="88" calcext:value-type="float">
            <text:p>88</text:p>
          </table:table-cell>
          <table:table-cell table:formula="of:=ABS(0.002*[.R18])" office:value-type="float" office:value="0.3138" calcext:value-type="float">
            <text:p>0.3138</text:p>
          </table:table-cell>
          <table:table-cell/>
          <table:table-cell office:value-type="float" office:value="-102" calcext:value-type="float">
            <text:p>-102</text:p>
          </table:table-cell>
          <table:table-cell table:formula="of:=-[.V18]" office:value-type="float" office:value="102" calcext:value-type="float">
            <text:p>1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44.45" calcext:value-type="float">
            <text:p>44.45</text:p>
          </table:table-cell>
          <table:table-cell office:value-type="float" office:value="50" calcext:value-type="float">
            <text:p>50</text:p>
          </table:table-cell>
          <table:table-cell table:formula="of:=[.H19]*0.002" office:value-type="float" office:value="0.0889" calcext:value-type="float">
            <text:p>0.0889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94.69" calcext:value-type="float">
            <text:p>94.69</text:p>
          </table:table-cell>
          <table:table-cell office:value-type="float" office:value="-59" calcext:value-type="float">
            <text:p>-59</text:p>
          </table:table-cell>
          <table:table-cell table:formula="of:=ABS(0.002*[.O19])" office:value-type="float" office:value="0.18938" calcext:value-type="float">
            <text:p>0.18938</text:p>
          </table:table-cell>
          <table:table-cell office:value-type="float" office:value="-94.66" calcext:value-type="float">
            <text:p>-94.66</text:p>
          </table:table-cell>
          <table:table-cell office:value-type="float" office:value="58" calcext:value-type="float">
            <text:p>58</text:p>
          </table:table-cell>
          <table:table-cell table:formula="of:=ABS(0.002*[.R19])" office:value-type="float" office:value="0.18932" calcext:value-type="float">
            <text:p>0.18932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-[.V19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55.8" calcext:value-type="float">
            <text:p>55.8</text:p>
          </table:table-cell>
          <table:table-cell office:value-type="float" office:value="94" calcext:value-type="float">
            <text:p>94</text:p>
          </table:table-cell>
          <table:table-cell table:formula="of:=[.H20]*0.002" office:value-type="float" office:value="0.1116" calcext:value-type="float">
            <text:p>0.111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66.5" calcext:value-type="float">
            <text:p>66.5</text:p>
          </table:table-cell>
          <table:table-cell office:value-type="float" office:value="-34" calcext:value-type="float">
            <text:p>-34</text:p>
          </table:table-cell>
          <table:table-cell table:formula="of:=ABS(0.002*[.O20])" office:value-type="float" office:value="0.133" calcext:value-type="float">
            <text:p>0.133</text:p>
          </table:table-cell>
          <table:table-cell office:value-type="float" office:value="-66.51" calcext:value-type="float">
            <text:p>-66.51</text:p>
          </table:table-cell>
          <table:table-cell office:value-type="float" office:value="34" calcext:value-type="float">
            <text:p>34</text:p>
          </table:table-cell>
          <table:table-cell table:formula="of:=ABS(0.002*[.R20])" office:value-type="float" office:value="0.13302" calcext:value-type="float">
            <text:p>0.13302</text:p>
          </table:table-cell>
          <table:table-cell/>
          <table:table-cell office:value-type="float" office:value="-94" calcext:value-type="float">
            <text:p>-94</text:p>
          </table:table-cell>
          <table:table-cell table:formula="of:=-[.V20]" office:value-type="float" office:value="94" calcext:value-type="float">
            <text:p>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66.47" calcext:value-type="float">
            <text:p>66.47</text:p>
          </table:table-cell>
          <table:table-cell office:value-type="float" office:value="58" calcext:value-type="float">
            <text:p>58</text:p>
          </table:table-cell>
          <table:table-cell table:formula="of:=[.H21]*0.002" office:value-type="float" office:value="0.13294" calcext:value-type="float">
            <text:p>0.1329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55.81" calcext:value-type="float">
            <text:p>55.81</text:p>
          </table:table-cell>
          <table:table-cell office:value-type="float" office:value="-18" calcext:value-type="float">
            <text:p>-18</text:p>
          </table:table-cell>
          <table:table-cell table:formula="of:=ABS(0.002*[.O21])" office:value-type="float" office:value="0.11162" calcext:value-type="float">
            <text:p>0.11162</text:p>
          </table:table-cell>
          <table:table-cell office:value-type="float" office:value="-55.82" calcext:value-type="float">
            <text:p>-55.82</text:p>
          </table:table-cell>
          <table:table-cell office:value-type="float" office:value="16" calcext:value-type="float">
            <text:p>16</text:p>
          </table:table-cell>
          <table:table-cell table:formula="of:=ABS(0.002*[.R21])" office:value-type="float" office:value="0.11164" calcext:value-type="float">
            <text:p>0.11164</text:p>
          </table:table-cell>
          <table:table-cell/>
          <table:table-cell office:value-type="float" office:value="-58" calcext:value-type="float">
            <text:p>-58</text:p>
          </table:table-cell>
          <table:table-cell table:formula="of:=-[.V21]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94.62" calcext:value-type="float">
            <text:p>94.62</text:p>
          </table:table-cell>
          <table:table-cell office:value-type="float" office:value="128" calcext:value-type="float">
            <text:p>128</text:p>
          </table:table-cell>
          <table:table-cell table:formula="of:=[.H22]*0.002" office:value-type="float" office:value="0.18924" calcext:value-type="float">
            <text:p>0.1892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44.47" calcext:value-type="float">
            <text:p>44.47</text:p>
          </table:table-cell>
          <table:table-cell office:value-type="float" office:value="-17" calcext:value-type="float">
            <text:p>-17</text:p>
          </table:table-cell>
          <table:table-cell table:formula="of:=ABS(0.002*[.O22])" office:value-type="float" office:value="0.08894" calcext:value-type="float">
            <text:p>0.08894</text:p>
          </table:table-cell>
          <table:table-cell office:value-type="float" office:value="-44.47" calcext:value-type="float">
            <text:p>-44.47</text:p>
          </table:table-cell>
          <table:table-cell office:value-type="float" office:value="16" calcext:value-type="float">
            <text:p>16</text:p>
          </table:table-cell>
          <table:table-cell table:formula="of:=ABS(0.002*[.R22])" office:value-type="float" office:value="0.08894" calcext:value-type="float">
            <text:p>0.08894</text:p>
          </table:table-cell>
          <table:table-cell/>
          <table:table-cell office:value-type="float" office:value="-128" calcext:value-type="float">
            <text:p>-128</text:p>
          </table:table-cell>
          <table:table-cell table:formula="of:=-[.V22]" office:value-type="float" office:value="128" calcext:value-type="float">
            <text:p>1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56.8" calcext:value-type="float">
            <text:p>156.8</text:p>
          </table:table-cell>
          <table:table-cell office:value-type="float" office:value="157" calcext:value-type="float">
            <text:p>157</text:p>
          </table:table-cell>
          <table:table-cell table:formula="of:=[.H23]*0.002" office:value-type="float" office:value="0.3136" calcext:value-type="float">
            <text:p>0.313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39.15" calcext:value-type="float">
            <text:p>39.15</text:p>
          </table:table-cell>
          <table:table-cell office:value-type="float" office:value="-7" calcext:value-type="float">
            <text:p>-7</text:p>
          </table:table-cell>
          <table:table-cell table:formula="of:=ABS(0.002*[.O23])" office:value-type="float" office:value="0.0783" calcext:value-type="float">
            <text:p>0.0783</text:p>
          </table:table-cell>
          <table:table-cell office:value-type="float" office:value="-39.19" calcext:value-type="float">
            <text:p>-39.19</text:p>
          </table:table-cell>
          <table:table-cell office:value-type="float" office:value="11" calcext:value-type="float">
            <text:p>11</text:p>
          </table:table-cell>
          <table:table-cell table:formula="of:=ABS(0.002*[.R23])" office:value-type="float" office:value="0.07838" calcext:value-type="float">
            <text:p>0.07838</text:p>
          </table:table-cell>
          <table:table-cell/>
          <table:table-cell office:value-type="float" office:value="-157" calcext:value-type="float">
            <text:p>-157</text:p>
          </table:table-cell>
          <table:table-cell table:formula="of:=-[.V23]" office:value-type="float" office:value="157" calcext:value-type="float">
            <text:p>1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249.8" calcext:value-type="float">
            <text:p>249.8</text:p>
          </table:table-cell>
          <table:table-cell office:value-type="float" office:value="126" calcext:value-type="float">
            <text:p>126</text:p>
          </table:table-cell>
          <table:table-cell table:formula="of:=[.H24]*0.002" office:value-type="float" office:value="0.4996" calcext:value-type="float">
            <text:p>0.4996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28.09" calcext:value-type="float">
            <text:p>28.09</text:p>
          </table:table-cell>
          <table:table-cell office:value-type="float" office:value="-16" calcext:value-type="float">
            <text:p>-16</text:p>
          </table:table-cell>
          <table:table-cell table:formula="of:=ABS(0.002*[.O24])" office:value-type="float" office:value="0.05618" calcext:value-type="float">
            <text:p>0.05618</text:p>
          </table:table-cell>
          <table:table-cell office:value-type="float" office:value="-28.1" calcext:value-type="float">
            <text:p>-28.1</text:p>
          </table:table-cell>
          <table:table-cell office:value-type="float" office:value="16" calcext:value-type="float">
            <text:p>16</text:p>
          </table:table-cell>
          <table:table-cell table:formula="of:=ABS(0.002*[.R24])" office:value-type="float" office:value="0.0562" calcext:value-type="float">
            <text:p>0.0562</text:p>
          </table:table-cell>
          <table:table-cell/>
          <table:table-cell office:value-type="float" office:value="-126" calcext:value-type="float">
            <text:p>-126</text:p>
          </table:table-cell>
          <table:table-cell table:formula="of:=-[.V24]" office:value-type="float" office:value="126" calcext:value-type="float">
            <text:p>1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513.7" calcext:value-type="float">
            <text:p>513.7</text:p>
          </table:table-cell>
          <table:table-cell office:value-type="float" office:value="168" calcext:value-type="float">
            <text:p>168</text:p>
          </table:table-cell>
          <table:table-cell table:formula="of:=[.H25]*0.002" office:value-type="float" office:value="1.0274" calcext:value-type="float">
            <text:p>1.027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5.36" calcext:value-type="float">
            <text:p>15.36</text:p>
          </table:table-cell>
          <table:table-cell office:value-type="float" office:value="-21" calcext:value-type="float">
            <text:p>-21</text:p>
          </table:table-cell>
          <table:table-cell table:formula="of:=ABS(0.002*[.O25])" office:value-type="float" office:value="0.03072" calcext:value-type="float">
            <text:p>0.03072</text:p>
          </table:table-cell>
          <table:table-cell office:value-type="float" office:value="-15.37" calcext:value-type="float">
            <text:p>-15.37</text:p>
          </table:table-cell>
          <table:table-cell office:value-type="float" office:value="20" calcext:value-type="float">
            <text:p>20</text:p>
          </table:table-cell>
          <table:table-cell table:formula="of:=ABS(0.002*[.R25])" office:value-type="float" office:value="0.03074" calcext:value-type="float">
            <text:p>0.03074</text:p>
          </table:table-cell>
          <table:table-cell/>
          <table:table-cell office:value-type="float" office:value="-168" calcext:value-type="float">
            <text:p>-168</text:p>
          </table:table-cell>
          <table:table-cell table:formula="of:=-[.V25]" office:value-type="float" office:value="168" calcext:value-type="float">
            <text:p>1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office:value-type="float" office:value="1457.2" calcext:value-type="float">
            <text:p>1457.2</text:p>
          </table:table-cell>
          <table:table-cell office:value-type="float" office:value="150" calcext:value-type="float">
            <text:p>150</text:p>
          </table:table-cell>
          <table:table-cell table:formula="of:=[.H26]*0.002" office:value-type="float" office:value="2.9144" calcext:value-type="float">
            <text:p>2.9144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0.11" calcext:value-type="float">
            <text:p>0.11</text:p>
          </table:table-cell>
          <table:table-cell office:value-type="float" office:value="-37" calcext:value-type="float">
            <text:p>-37</text:p>
          </table:table-cell>
          <table:table-cell office:value-type="float" office:value="0.01" calcext:value-type="float">
            <text:p>0.01</text:p>
          </table:table-cell>
          <table:table-cell office:value-type="float" office:value="-0.14" calcext:value-type="float">
            <text:p>-0.14</text:p>
          </table:table-cell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-[.V26]" office:value-type="float" office:value="150" calcext:value-type="float">
            <text:p>1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15.38" calcext:value-type="float">
            <text:p>-15.38</text:p>
          </table:table-cell>
          <table:table-cell office:value-type="float" office:value="-55" calcext:value-type="float">
            <text:p>-55</text:p>
          </table:table-cell>
          <table:table-cell table:formula="of:=ABS(0.002*[.O27])" office:value-type="float" office:value="0.03076" calcext:value-type="float">
            <text:p>0.03076</text:p>
          </table:table-cell>
          <table:table-cell office:value-type="float" office:value="15.38" calcext:value-type="float">
            <text:p>15.38</text:p>
          </table:table-cell>
          <table:table-cell office:value-type="float" office:value="57" calcext:value-type="float">
            <text:p>57</text:p>
          </table:table-cell>
          <table:table-cell table:formula="of:=ABS(0.002*[.R27])" office:value-type="float" office:value="0.03076" calcext:value-type="float">
            <text:p>0.03076</text:p>
          </table:table-cell>
          <table:table-cell/>
          <table:table-cell office:value-type="float" office:value="-57" calcext:value-type="float">
            <text:p>-57</text:p>
          </table:table-cell>
          <table:table-cell table:formula="of:=-[.V27]" office:value-type="float" office:value="57" calcext:value-type="float">
            <text:p>5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28.11" calcext:value-type="float">
            <text:p>-28.11</text:p>
          </table:table-cell>
          <table:table-cell office:value-type="float" office:value="-68" calcext:value-type="float">
            <text:p>-68</text:p>
          </table:table-cell>
          <table:table-cell table:formula="of:=ABS(0.002*[.O28])" office:value-type="float" office:value="0.05622" calcext:value-type="float">
            <text:p>0.05622</text:p>
          </table:table-cell>
          <table:table-cell office:value-type="float" office:value="28.11" calcext:value-type="float">
            <text:p>28.11</text:p>
          </table:table-cell>
          <table:table-cell office:value-type="float" office:value="70" calcext:value-type="float">
            <text:p>70</text:p>
          </table:table-cell>
          <table:table-cell table:formula="of:=ABS(0.002*[.R28])" office:value-type="float" office:value="0.05622" calcext:value-type="float">
            <text:p>0.05622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-[.V28]" office:value-type="float" office:value="70" calcext:value-type="float">
            <text:p>7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39.12" calcext:value-type="float">
            <text:p>-39.12</text:p>
          </table:table-cell>
          <table:table-cell office:value-type="float" office:value="-162" calcext:value-type="float">
            <text:p>-162</text:p>
          </table:table-cell>
          <table:table-cell table:formula="of:=ABS(0.002*[.O29])" office:value-type="float" office:value="0.07824" calcext:value-type="float">
            <text:p>0.07824</text:p>
          </table:table-cell>
          <table:table-cell office:value-type="float" office:value="39.15" calcext:value-type="float">
            <text:p>39.15</text:p>
          </table:table-cell>
          <table:table-cell office:value-type="float" office:value="170" calcext:value-type="float">
            <text:p>170</text:p>
          </table:table-cell>
          <table:table-cell table:formula="of:=ABS(0.002*[.R29])" office:value-type="float" office:value="0.0783" calcext:value-type="float">
            <text:p>0.078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-[.V29]" office:value-type="float" office:value="170" calcext:value-type="float">
            <text:p>17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44.45" calcext:value-type="float">
            <text:p>-44.45</text:p>
          </table:table-cell>
          <table:table-cell office:value-type="float" office:value="-114" calcext:value-type="float">
            <text:p>-114</text:p>
          </table:table-cell>
          <table:table-cell table:formula="of:=ABS(0.002*[.O30])" office:value-type="float" office:value="0.0889" calcext:value-type="float">
            <text:p>0.0889</text:p>
          </table:table-cell>
          <table:table-cell office:value-type="float" office:value="44.46" calcext:value-type="float">
            <text:p>44.46</text:p>
          </table:table-cell>
          <table:table-cell office:value-type="float" office:value="122" calcext:value-type="float">
            <text:p>122</text:p>
          </table:table-cell>
          <table:table-cell table:formula="of:=ABS(0.002*[.R30])" office:value-type="float" office:value="0.08892" calcext:value-type="float">
            <text:p>0.08892</text:p>
          </table:table-cell>
          <table:table-cell/>
          <table:table-cell office:value-type="float" office:value="-122" calcext:value-type="float">
            <text:p>-122</text:p>
          </table:table-cell>
          <table:table-cell table:formula="of:=-[.V30]" office:value-type="float" office:value="122" calcext:value-type="float">
            <text:p>12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office:value-type="float" office:value="-55.81" calcext:value-type="float">
            <text:p>-55.81</text:p>
          </table:table-cell>
          <table:table-cell office:value-type="float" office:value="-190" calcext:value-type="float">
            <text:p>-190</text:p>
          </table:table-cell>
          <table:table-cell table:formula="of:=ABS(0.002*[.O31])" office:value-type="float" office:value="0.11162" calcext:value-type="float">
            <text:p>0.11162</text:p>
          </table:table-cell>
          <table:table-cell office:value-type="float" office:value="55.81" calcext:value-type="float">
            <text:p>55.81</text:p>
          </table:table-cell>
          <table:table-cell office:value-type="float" office:value="206" calcext:value-type="float">
            <text:p>206</text:p>
          </table:table-cell>
          <table:table-cell table:formula="of:=ABS(0.002*[.R31])" office:value-type="float" office:value="0.11162" calcext:value-type="float">
            <text:p>0.11162</text:p>
          </table:table-cell>
          <table:table-cell/>
          <table:table-cell office:value-type="float" office:value="-206" calcext:value-type="float">
            <text:p>-206</text:p>
          </table:table-cell>
          <table:table-cell table:formula="of:=-[.V31]" office:value-type="float" office:value="206" calcext:value-type="float">
            <text:p>2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66.45" calcext:value-type="float">
            <text:p>-66.45</text:p>
          </table:table-cell>
          <table:table-cell office:value-type="float" office:value="-96" calcext:value-type="float">
            <text:p>-96</text:p>
          </table:table-cell>
          <table:table-cell table:formula="of:=ABS(0.002*[.O32])" office:value-type="float" office:value="0.1329" calcext:value-type="float">
            <text:p>0.1329</text:p>
          </table:table-cell>
          <table:table-cell office:value-type="float" office:value="66.5" calcext:value-type="float">
            <text:p>66.5</text:p>
          </table:table-cell>
          <table:table-cell office:value-type="float" office:value="100" calcext:value-type="float">
            <text:p>100</text:p>
          </table:table-cell>
          <table:table-cell table:formula="of:=ABS(0.002*[.R32])" office:value-type="float" office:value="0.133" calcext:value-type="float">
            <text:p>0.13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-[.V32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94.56" calcext:value-type="float">
            <text:p>-94.56</text:p>
          </table:table-cell>
          <table:table-cell office:value-type="float" office:value="-174" calcext:value-type="float">
            <text:p>-174</text:p>
          </table:table-cell>
          <table:table-cell table:formula="of:=ABS(0.002*[.O33])" office:value-type="float" office:value="0.18912" calcext:value-type="float">
            <text:p>0.18912</text:p>
          </table:table-cell>
          <table:table-cell office:value-type="float" office:value="94.63" calcext:value-type="float">
            <text:p>94.63</text:p>
          </table:table-cell>
          <table:table-cell office:value-type="float" office:value="183" calcext:value-type="float">
            <text:p>183</text:p>
          </table:table-cell>
          <table:table-cell table:formula="of:=ABS(0.002*[.R33])" office:value-type="float" office:value="0.18926" calcext:value-type="float">
            <text:p>0.18926</text:p>
          </table:table-cell>
          <table:table-cell/>
          <table:table-cell office:value-type="float" office:value="-183" calcext:value-type="float">
            <text:p>-183</text:p>
          </table:table-cell>
          <table:table-cell table:formula="of:=-[.V33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156.86" calcext:value-type="float">
            <text:p>-156.86</text:p>
          </table:table-cell>
          <table:table-cell office:value-type="float" office:value="-172" calcext:value-type="float">
            <text:p>-172</text:p>
          </table:table-cell>
          <table:table-cell table:formula="of:=ABS(0.002*[.O34])" office:value-type="float" office:value="0.31372" calcext:value-type="float">
            <text:p>0.31372</text:p>
          </table:table-cell>
          <table:table-cell office:value-type="float" office:value="156.82" calcext:value-type="float">
            <text:p>156.82</text:p>
          </table:table-cell>
          <table:table-cell office:value-type="float" office:value="187" calcext:value-type="float">
            <text:p>187</text:p>
          </table:table-cell>
          <table:table-cell table:formula="of:=ABS(0.002*[.R34])" office:value-type="float" office:value="0.31364" calcext:value-type="float">
            <text:p>0.31364</text:p>
          </table:table-cell>
          <table:table-cell/>
          <table:table-cell office:value-type="float" office:value="-187" calcext:value-type="float">
            <text:p>-187</text:p>
          </table:table-cell>
          <table:table-cell table:formula="of:=-[.V34]" office:value-type="float" office:value="187" calcext:value-type="float">
            <text:p>1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5]" office:value-type="float" office:value="0" calcext:value-type="float">
            <text:p>0</text:p>
          </table:table-cell>
          <table:table-cell table:formula="of:=[.$R$4]*[.I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249.97" calcext:value-type="float">
            <text:p>-249.97</text:p>
          </table:table-cell>
          <table:table-cell office:value-type="float" office:value="-118" calcext:value-type="float">
            <text:p>-118</text:p>
          </table:table-cell>
          <table:table-cell table:formula="of:=ABS(0.002*[.O35])" office:value-type="float" office:value="0.49994" calcext:value-type="float">
            <text:p>0.49994</text:p>
          </table:table-cell>
          <table:table-cell office:value-type="float" office:value="249.8" calcext:value-type="float">
            <text:p>249.8</text:p>
          </table:table-cell>
          <table:table-cell office:value-type="float" office:value="127" calcext:value-type="float">
            <text:p>127</text:p>
          </table:table-cell>
          <table:table-cell table:formula="of:=ABS(0.002*[.R35])" office:value-type="float" office:value="0.4996" calcext:value-type="float">
            <text:p>0.4996</text:p>
          </table:table-cell>
          <table:table-cell/>
          <table:table-cell office:value-type="float" office:value="-127" calcext:value-type="float">
            <text:p>-127</text:p>
          </table:table-cell>
          <table:table-cell table:formula="of:=-[.V35]" office:value-type="float" office:value="127" calcext:value-type="float">
            <text:p>1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6]" office:value-type="float" office:value="85.6731058663673" calcext:value-type="float">
            <text:p>85.6731058663673</text:p>
          </table:table-cell>
          <table:table-cell table:formula="of:=[.$R$4]*[.I16]" office:value-type="float" office:value="0.03897531148279" calcext:value-type="float">
            <text:p>0.03897531148279</text:p>
          </table:table-cell>
          <table:table-cell table:formula="of:=[.H36]*0.002" office:value-type="float" office:value="0.171346211732735" calcext:value-type="float">
            <text:p>0.171346211732735</text:p>
          </table:table-cell>
          <table:table-cell table:formula="of:=2*[.$R$4]+ABS((7/804+3/1462)*[.I36])" office:value-type="float" office:value="0.00380847150862096" calcext:value-type="float">
            <text:p>0.00380847150862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513.9" calcext:value-type="float">
            <text:p>-513.9</text:p>
          </table:table-cell>
          <table:table-cell office:value-type="float" office:value="-147" calcext:value-type="float">
            <text:p>-147</text:p>
          </table:table-cell>
          <table:table-cell table:formula="of:=ABS(0.002*[.O36])" office:value-type="float" office:value="1.0278" calcext:value-type="float">
            <text:p>1.0278</text:p>
          </table:table-cell>
          <table:table-cell office:value-type="float" office:value="513.7" calcext:value-type="float">
            <text:p>513.7</text:p>
          </table:table-cell>
          <table:table-cell office:value-type="float" office:value="161" calcext:value-type="float">
            <text:p>161</text:p>
          </table:table-cell>
          <table:table-cell table:formula="of:=ABS(0.002*[.R36])" office:value-type="float" office:value="1.0274" calcext:value-type="float">
            <text:p>1.0274</text:p>
          </table:table-cell>
          <table:table-cell/>
          <table:table-cell office:value-type="float" office:value="-161" calcext:value-type="float">
            <text:p>-161</text:p>
          </table:table-cell>
          <table:table-cell table:formula="of:=-[.V36]" office:value-type="float" office:value="161" calcext:value-type="float">
            <text:p>1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7]" office:value-type="float" office:value="156.584590760961" calcext:value-type="float">
            <text:p>156.584590760961</text:p>
          </table:table-cell>
          <table:table-cell table:formula="of:=[.$R$4]*[.I17]" office:value-type="float" office:value="0.0728668866852161" calcext:value-type="float">
            <text:p>0.072866886685216</text:p>
          </table:table-cell>
          <table:table-cell table:formula="of:=[.H37]*0.002" office:value-type="float" office:value="0.313169181521922" calcext:value-type="float">
            <text:p>0.313169181521922</text:p>
          </table:table-cell>
          <table:table-cell table:formula="of:=2*[.$R$4]+ABS((7/804+3/1462)*[.I37])" office:value-type="float" office:value="0.00417309236808041" calcext:value-type="float">
            <text:p>0.0041730923680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float" office:value="-1458.6" calcext:value-type="float">
            <text:p>-1458.6</text:p>
          </table:table-cell>
          <table:table-cell office:value-type="float" office:value="-130" calcext:value-type="float">
            <text:p>-130</text:p>
          </table:table-cell>
          <table:table-cell table:formula="of:=ABS(0.002*[.O37])" office:value-type="float" office:value="2.9172" calcext:value-type="float">
            <text:p>2.9172</text:p>
          </table:table-cell>
          <table:table-cell office:value-type="float" office:value="1458.1" calcext:value-type="float">
            <text:p>1458.1</text:p>
          </table:table-cell>
          <table:table-cell office:value-type="float" office:value="144" calcext:value-type="float">
            <text:p>144</text:p>
          </table:table-cell>
          <table:table-cell table:formula="of:=ABS(0.002*[.R37])" office:value-type="float" office:value="2.9162" calcext:value-type="float">
            <text:p>2.9162</text:p>
          </table:table-cell>
          <table:table-cell/>
          <table:table-cell office:value-type="float" office:value="-144" calcext:value-type="float">
            <text:p>-144</text:p>
          </table:table-cell>
          <table:table-cell table:formula="of:=-[.V37]" office:value-type="float" office:value="144" calcext:value-type="float">
            <text:p>1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8]" office:value-type="float" office:value="218.026356541587" calcext:value-type="float">
            <text:p>218.026356541587</text:p>
          </table:table-cell>
          <table:table-cell table:formula="of:=[.$R$4]*[.I18]" office:value-type="float" office:value="0.172847033532373" calcext:value-type="float">
            <text:p>0.172847033532373</text:p>
          </table:table-cell>
          <table:table-cell table:formula="of:=[.H38]*0.002" office:value-type="float" office:value="0.436052713083175" calcext:value-type="float">
            <text:p>0.436052713083175</text:p>
          </table:table-cell>
          <table:table-cell table:formula="of:=2*[.$R$4]+ABS((7/804+3/1462)*[.I38])" office:value-type="float" office:value="0.00524872390348576" calcext:value-type="float">
            <text:p>0.00524872390348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19]" office:value-type="float" office:value="247.605302715216" calcext:value-type="float">
            <text:p>247.605302715216</text:p>
          </table:table-cell>
          <table:table-cell table:formula="of:=[.$R$4]*[.I19]" office:value-type="float" office:value="0.0847289380060652" calcext:value-type="float">
            <text:p>0.084728938006065</text:p>
          </table:table-cell>
          <table:table-cell table:formula="of:=[.H39]*0.002" office:value-type="float" office:value="0.495210605430432" calcext:value-type="float">
            <text:p>0.495210605430432</text:p>
          </table:table-cell>
          <table:table-cell table:formula="of:=2*[.$R$4]+ABS((7/804+3/1462)*[.I39])" office:value-type="float" office:value="0.00430070966889121" calcext:value-type="float">
            <text:p>0.00430070966889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0]" office:value-type="float" office:value="310.829603858472" calcext:value-type="float">
            <text:p>310.829603858472</text:p>
          </table:table-cell>
          <table:table-cell table:formula="of:=[.$R$4]*[.I20]" office:value-type="float" office:value="0.159290403451403" calcext:value-type="float">
            <text:p>0.159290403451403</text:p>
          </table:table-cell>
          <table:table-cell table:formula="of:=[.H40]*0.002" office:value-type="float" office:value="0.621659207716943" calcext:value-type="float">
            <text:p>0.621659207716943</text:p>
          </table:table-cell>
          <table:table-cell table:formula="of:=2*[.$R$4]+ABS((7/804+3/1462)*[.I40])" office:value-type="float" office:value="0.00510287555970198" calcext:value-type="float">
            <text:p>0.00510287555970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1]" office:value-type="float" office:value="370.26601735614" calcext:value-type="float">
            <text:p>370.26601735614</text:p>
          </table:table-cell>
          <table:table-cell table:formula="of:=[.$R$4]*[.I21]" office:value-type="float" office:value="0.0982855680870357" calcext:value-type="float">
            <text:p>0.098285568087036</text:p>
          </table:table-cell>
          <table:table-cell table:formula="of:=[.H41]*0.002" office:value-type="float" office:value="0.74053203471228" calcext:value-type="float">
            <text:p>0.74053203471228</text:p>
          </table:table-cell>
          <table:table-cell table:formula="of:=2*[.$R$4]+ABS((7/804+3/1462)*[.I41])" office:value-type="float" office:value="0.00444655801267499" calcext:value-type="float">
            <text:p>0.00444655801267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2]" office:value-type="float" office:value="527.07342503743" calcext:value-type="float">
            <text:p>527.07342503743</text:p>
          </table:table-cell>
          <table:table-cell table:formula="of:=[.$R$4]*[.I22]" office:value-type="float" office:value="0.216906081295527" calcext:value-type="float">
            <text:p>0.216906081295527</text:p>
          </table:table-cell>
          <table:table-cell table:formula="of:=[.H42]*0.002" office:value-type="float" office:value="1.05414685007486" calcext:value-type="float">
            <text:p>1.05414685007486</text:p>
          </table:table-cell>
          <table:table-cell table:formula="of:=2*[.$R$4]+ABS((7/804+3/1462)*[.I42])" office:value-type="float" office:value="0.00572273102078303" calcext:value-type="float">
            <text:p>0.00572273102078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3]" office:value-type="float" office:value="873.442327688322" calcext:value-type="float">
            <text:p>873.442327688322</text:p>
          </table:table-cell>
          <table:table-cell table:formula="of:=[.$R$4]*[.I23]" office:value-type="float" office:value="0.266048865339045" calcext:value-type="float">
            <text:p>0.266048865339045</text:p>
          </table:table-cell>
          <table:table-cell table:formula="of:=[.H43]*0.002" office:value-type="float" office:value="1.74688465537664" calcext:value-type="float">
            <text:p>1.74688465537664</text:p>
          </table:table-cell>
          <table:table-cell table:formula="of:=2*[.$R$4]+ABS((7/804+3/1462)*[.I43])" office:value-type="float" office:value="0.00625143126699922" calcext:value-type="float">
            <text:p>0.00625143126699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4]" office:value-type="float" office:value="1391.49166745244" calcext:value-type="float">
            <text:p>1391.49166745244</text:p>
          </table:table-cell>
          <table:table-cell table:formula="of:=[.$R$4]*[.I24]" office:value-type="float" office:value="0.213516923775284" calcext:value-type="float">
            <text:p>0.213516923775284</text:p>
          </table:table-cell>
          <table:table-cell table:formula="of:=[.H44]*0.002" office:value-type="float" office:value="2.78298333490488" calcext:value-type="float">
            <text:p>2.78298333490488</text:p>
          </table:table-cell>
          <table:table-cell table:formula="of:=2*[.$R$4]+ABS((7/804+3/1462)*[.I44])" office:value-type="float" office:value="0.00568626893483708" calcext:value-type="float">
            <text:p>0.005686268934837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5]" office:value-type="float" office:value="2861.52629932073" calcext:value-type="float">
            <text:p>2861.52629932073</text:p>
          </table:table-cell>
          <table:table-cell table:formula="of:=[.$R$4]*[.I25]" office:value-type="float" office:value="0.284689231700379" calcext:value-type="float">
            <text:p>0.284689231700379</text:p>
          </table:table-cell>
          <table:table-cell table:formula="of:=[.H45]*0.002" office:value-type="float" office:value="5.72305259864147" calcext:value-type="float">
            <text:p>5.72305259864147</text:p>
          </table:table-cell>
          <table:table-cell table:formula="of:=2*[.$R$4]+ABS((7/804+3/1462)*[.I45])" office:value-type="float" office:value="0.00645197273970191" calcext:value-type="float">
            <text:p>0.006451972739702</text:p>
          </table:table-cell>
          <table:table-cell table:number-columns-repeated="2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$O$4]*[.H26]" office:value-type="float" office:value="8117.22040757285" calcext:value-type="float">
            <text:p>8117.22040757285</text:p>
          </table:table-cell>
          <table:table-cell table:formula="of:=[.$R$4]*[.I26]" office:value-type="float" office:value="0.254186814018196" calcext:value-type="float">
            <text:p>0.254186814018196</text:p>
          </table:table-cell>
          <table:table-cell table:formula="of:=[.H46]*0.002" office:value-type="float" office:value="16.2344408151457" calcext:value-type="float">
            <text:p>16.2344408151457</text:p>
          </table:table-cell>
          <table:table-cell table:formula="of:=2*[.$R$4]+ABS((7/804+3/1462)*[.I46])" office:value-type="float" office:value="0.00612381396618841" calcext:value-type="float">
            <text:p>0.006123813966188</text:p>
          </table:table-cell>
          <table:table-cell table:number-columns-repeated="2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\Delta B, Тл</text:p>
          </table:table-cell>
          <table:table-cell table:number-columns-repeated="3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5]*[.$O$4]" office:value-type="float" office:value="8142.84435341064" calcext:value-type="float">
            <text:p>8142.84435341064</text:p>
          </table:table-cell>
          <table:table-cell table:formula="of:=[.$R$4]*[.P15]" office:value-type="float" office:value="0" calcext:value-type="float">
            <text:p>0</text:p>
          </table:table-cell>
          <table:table-cell table:formula="of:=ABS(0.002*[.O48])" office:value-type="float" office:value="16.2856887068213" calcext:value-type="float">
            <text:p>16.2856887068213</text:p>
          </table:table-cell>
          <table:table-cell table:formula="of:=[.R15]*[.$O$4]" office:value-type="float" office:value="-8133.37463429667" calcext:value-type="float">
            <text:p>-8133.37463429667</text:p>
          </table:table-cell>
          <table:table-cell table:formula="of:=[.$R$4]*[.S15]" office:value-type="float" office:value="0" calcext:value-type="float">
            <text:p>0</text:p>
          </table:table-cell>
          <table:table-cell table:formula="of:=ABS(0.002*[.R48])" office:value-type="float" office:value="16.2667492685933" calcext:value-type="float">
            <text:p>16.26674926859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6]*[.$O$4]" office:value-type="float" office:value="2867.09672232895" calcext:value-type="float">
            <text:p>2867.09672232895</text:p>
          </table:table-cell>
          <table:table-cell table:formula="of:=[.$R$4]*[.P16]" office:value-type="float" office:value="-0.22029523881577" calcext:value-type="float">
            <text:p>-0.22029523881577</text:p>
          </table:table-cell>
          <table:table-cell table:formula="of:=ABS(0.002*[.O49])" office:value-type="float" office:value="5.7341934446579" calcext:value-type="float">
            <text:p>5.7341934446579</text:p>
          </table:table-cell>
          <table:table-cell table:formula="of:=[.R16]*[.$O$4]" office:value-type="float" office:value="-2867.09672232895" calcext:value-type="float">
            <text:p>-2867.09672232895</text:p>
          </table:table-cell>
          <table:table-cell table:formula="of:=[.$R$4]*[.S16]" office:value-type="float" office:value="0.232157290136619" calcext:value-type="float">
            <text:p>0.232157290136619</text:p>
          </table:table-cell>
          <table:table-cell table:formula="of:=ABS(0.002*[.R49])" office:value-type="float" office:value="5.7341934446579" calcext:value-type="float">
            <text:p>5.7341934446579</text:p>
          </table:table-cell>
          <table:table-cell table:formula="of:=2*[.$R$4]+ABS((7/804+3/1462)*[.P49])" office:value-type="float" office:value="0.00575919310672897" calcext:value-type="float">
            <text:p>0.005759193106729</text:p>
          </table:table-cell>
          <table:table-cell table:formula="of:=2*[.$R$4]+ABS((7/804+3/1462)*[.S49])" office:value-type="float" office:value="0.00588681040753978" calcext:value-type="float">
            <text:p>0.0058868104075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7]*[.$O$4]" office:value-type="float" office:value="1393.44131550532" calcext:value-type="float">
            <text:p>1393.44131550532</text:p>
          </table:table-cell>
          <table:table-cell table:formula="of:=[.$R$4]*[.P17]" office:value-type="float" office:value="-0.189792821133586" calcext:value-type="float">
            <text:p>-0.189792821133586</text:p>
          </table:table-cell>
          <table:table-cell table:formula="of:=ABS(0.002*[.O50])" office:value-type="float" office:value="2.78688263101063" calcext:value-type="float">
            <text:p>2.78688263101063</text:p>
          </table:table-cell>
          <table:table-cell table:formula="of:=[.R17]*[.$O$4]" office:value-type="float" office:value="-1392.43863936384" calcext:value-type="float">
            <text:p>-1392.43863936384</text:p>
          </table:table-cell>
          <table:table-cell table:formula="of:=[.$R$4]*[.S17]" office:value-type="float" office:value="0.188098242373465" calcext:value-type="float">
            <text:p>0.188098242373465</text:p>
          </table:table-cell>
          <table:table-cell table:formula="of:=ABS(0.002*[.R50])" office:value-type="float" office:value="2.78487727872768" calcext:value-type="float">
            <text:p>2.78487727872768</text:p>
          </table:table-cell>
          <table:table-cell table:formula="of:=2*[.$R$4]+ABS((7/804+3/1462)*[.P50])" office:value-type="float" office:value="0.00543103433321547" calcext:value-type="float">
            <text:p>0.005431034333215</text:p>
          </table:table-cell>
          <table:table-cell table:formula="of:=2*[.$R$4]+ABS((7/804+3/1462)*[.S50])" office:value-type="float" office:value="0.0054128032902425" calcext:value-type="float">
            <text:p>0.00541280329024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18]*[.$O$4]" office:value-type="float" office:value="874.723524980212" calcext:value-type="float">
            <text:p>874.723524980212</text:p>
          </table:table-cell>
          <table:table-cell table:formula="of:=[.$R$4]*[.P18]" office:value-type="float" office:value="-0.11692593444837" calcext:value-type="float">
            <text:p>-0.11692593444837</text:p>
          </table:table-cell>
          <table:table-cell table:formula="of:=ABS(0.002*[.O51])" office:value-type="float" office:value="1.74944704996042" calcext:value-type="float">
            <text:p>1.74944704996042</text:p>
          </table:table-cell>
          <table:table-cell table:formula="of:=[.R18]*[.$O$4]" office:value-type="float" office:value="-873.999369989143" calcext:value-type="float">
            <text:p>-873.999369989143</text:p>
          </table:table-cell>
          <table:table-cell table:formula="of:=[.$R$4]*[.S18]" office:value-type="float" office:value="0.149122930890675" calcext:value-type="float">
            <text:p>0.149122930890675</text:p>
          </table:table-cell>
          <table:table-cell table:formula="of:=ABS(0.002*[.R51])" office:value-type="float" office:value="1.74799873997829" calcext:value-type="float">
            <text:p>1.74799873997829</text:p>
          </table:table-cell>
          <table:table-cell table:formula="of:=2*[.$R$4]+ABS((7/804+3/1462)*[.P51])" office:value-type="float" office:value="0.00464709948537768" calcext:value-type="float">
            <text:p>0.004647099485378</text:p>
          </table:table-cell>
          <table:table-cell table:formula="of:=2*[.$R$4]+ABS((7/804+3/1462)*[.S51])" office:value-type="float" office:value="0.00499348930186415" calcext:value-type="float">
            <text:p>0.00499348930186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19]*[.$O$4]" office:value-type="float" office:value="527.463354648005" calcext:value-type="float">
            <text:p>527.463354648005</text:p>
          </table:table-cell>
          <table:table-cell table:formula="of:=[.$R$4]*[.P19]" office:value-type="float" office:value="-0.099980146847157" calcext:value-type="float">
            <text:p>-0.099980146847157</text:p>
          </table:table-cell>
          <table:table-cell table:formula="of:=ABS(0.002*[.O52])" office:value-type="float" office:value="1.05492670929601" calcext:value-type="float">
            <text:p>1.05492670929601</text:p>
          </table:table-cell>
          <table:table-cell table:formula="of:=[.R19]*[.$O$4]" office:value-type="float" office:value="-527.296241957758" calcext:value-type="float">
            <text:p>-527.296241957758</text:p>
          </table:table-cell>
          <table:table-cell table:formula="of:=[.$R$4]*[.S19]" office:value-type="float" office:value="0.0982855680870357" calcext:value-type="float">
            <text:p>0.098285568087036</text:p>
          </table:table-cell>
          <table:table-cell table:formula="of:=ABS(0.002*[.R52])" office:value-type="float" office:value="1.05459248391552" calcext:value-type="float">
            <text:p>1.05459248391552</text:p>
          </table:table-cell>
          <table:table-cell table:formula="of:=2*[.$R$4]+ABS((7/804+3/1462)*[.P52])" office:value-type="float" office:value="0.00446478905564796" calcext:value-type="float">
            <text:p>0.004464789055648</text:p>
          </table:table-cell>
          <table:table-cell table:formula="of:=2*[.$R$4]+ABS((7/804+3/1462)*[.S52])" office:value-type="float" office:value="0.00444655801267499" calcext:value-type="float">
            <text:p>0.00444655801267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0]*[.$O$4]" office:value-type="float" office:value="370.433130046386" calcext:value-type="float">
            <text:p>370.433130046386</text:p>
          </table:table-cell>
          <table:table-cell table:formula="of:=[.$R$4]*[.P20]" office:value-type="float" office:value="-0.0576156778441243" calcext:value-type="float">
            <text:p>-0.057615677844124</text:p>
          </table:table-cell>
          <table:table-cell table:formula="of:=ABS(0.002*[.O53])" office:value-type="float" office:value="0.740866260092773" calcext:value-type="float">
            <text:p>0.740866260092773</text:p>
          </table:table-cell>
          <table:table-cell table:formula="of:=[.R20]*[.$O$4]" office:value-type="float" office:value="-370.488834276469" calcext:value-type="float">
            <text:p>-370.488834276469</text:p>
          </table:table-cell>
          <table:table-cell table:formula="of:=[.$R$4]*[.S20]" office:value-type="float" office:value="0.0576156778441243" calcext:value-type="float">
            <text:p>0.057615677844124</text:p>
          </table:table-cell>
          <table:table-cell table:formula="of:=ABS(0.002*[.R53])" office:value-type="float" office:value="0.740977668552937" calcext:value-type="float">
            <text:p>0.740977668552937</text:p>
          </table:table-cell>
          <table:table-cell table:formula="of:=2*[.$R$4]+ABS((7/804+3/1462)*[.P53])" office:value-type="float" office:value="0.00400901298132366" calcext:value-type="float">
            <text:p>0.004009012981324</text:p>
          </table:table-cell>
          <table:table-cell table:formula="of:=2*[.$R$4]+ABS((7/804+3/1462)*[.S53])" office:value-type="float" office:value="0.00400901298132366" calcext:value-type="float">
            <text:p>0.0040090129813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1]*[.$O$4]" office:value-type="float" office:value="310.885308088554" calcext:value-type="float">
            <text:p>310.885308088554</text:p>
          </table:table-cell>
          <table:table-cell table:formula="of:=[.$R$4]*[.P21]" office:value-type="float" office:value="-0.0305024176821835" calcext:value-type="float">
            <text:p>-0.030502417682184</text:p>
          </table:table-cell>
          <table:table-cell table:formula="of:=ABS(0.002*[.O54])" office:value-type="float" office:value="0.621770616177107" calcext:value-type="float">
            <text:p>0.621770616177107</text:p>
          </table:table-cell>
          <table:table-cell table:formula="of:=[.R21]*[.$O$4]" office:value-type="float" office:value="-310.941012318636" calcext:value-type="float">
            <text:p>-310.941012318636</text:p>
          </table:table-cell>
          <table:table-cell table:formula="of:=[.$R$4]*[.S21]" office:value-type="float" office:value="0.0271132601619409" calcext:value-type="float">
            <text:p>0.027113260161941</text:p>
          </table:table-cell>
          <table:table-cell table:formula="of:=ABS(0.002*[.R54])" office:value-type="float" office:value="0.621882024637272" calcext:value-type="float">
            <text:p>0.621882024637272</text:p>
          </table:table-cell>
          <table:table-cell table:formula="of:=2*[.$R$4]+ABS((7/804+3/1462)*[.P54])" office:value-type="float" office:value="0.0037173162937561" calcext:value-type="float">
            <text:p>0.003717316293756</text:p>
          </table:table-cell>
          <table:table-cell table:formula="of:=2*[.$R$4]+ABS((7/804+3/1462)*[.S54])" office:value-type="float" office:value="0.00368085420781016" calcext:value-type="float">
            <text:p>0.003680854207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2]*[.$O$4]" office:value-type="float" office:value="247.71671117538" calcext:value-type="float">
            <text:p>247.71671117538</text:p>
          </table:table-cell>
          <table:table-cell table:formula="of:=[.$R$4]*[.P22]" office:value-type="float" office:value="-0.0288078389220622" calcext:value-type="float">
            <text:p>-0.028807838922062</text:p>
          </table:table-cell>
          <table:table-cell table:formula="of:=ABS(0.002*[.O55])" office:value-type="float" office:value="0.495433422350761" calcext:value-type="float">
            <text:p>0.495433422350761</text:p>
          </table:table-cell>
          <table:table-cell table:formula="of:=[.R22]*[.$O$4]" office:value-type="float" office:value="-247.71671117538" calcext:value-type="float">
            <text:p>-247.71671117538</text:p>
          </table:table-cell>
          <table:table-cell table:formula="of:=[.$R$4]*[.S22]" office:value-type="float" office:value="0.0271132601619409" calcext:value-type="float">
            <text:p>0.027113260161941</text:p>
          </table:table-cell>
          <table:table-cell table:formula="of:=ABS(0.002*[.R55])" office:value-type="float" office:value="0.495433422350761" calcext:value-type="float">
            <text:p>0.495433422350761</text:p>
          </table:table-cell>
          <table:table-cell table:formula="of:=2*[.$R$4]+ABS((7/804+3/1462)*[.P55])" office:value-type="float" office:value="0.00369908525078313" calcext:value-type="float">
            <text:p>0.003699085250783</text:p>
          </table:table-cell>
          <table:table-cell table:formula="of:=2*[.$R$4]+ABS((7/804+3/1462)*[.S55])" office:value-type="float" office:value="0.00368085420781016" calcext:value-type="float">
            <text:p>0.003680854207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36]" office:value-type="float" office:value="85.6731058663673" calcext:value-type="float">
            <text:p>85.6731058663673</text:p>
          </table:table-cell>
          <table:table-cell table:formula="of:=[.I55]+[.I36]" office:value-type="float" office:value="0.03897531148279" calcext:value-type="float">
            <text:p>0.03897531148279</text:p>
          </table:table-cell>
          <table:table-cell table:formula="of:=[.J36]" office:value-type="float" office:value="0.171346211732735" calcext:value-type="float">
            <text:p>0.171346211732735</text:p>
          </table:table-cell>
          <table:table-cell table:formula="of:=[.K55]+[.K36]" office:value-type="float" office:value="0.00380847150862096" calcext:value-type="float">
            <text:p>0.00380847150862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3]*[.$O$4]" office:value-type="float" office:value="218.08206077167" calcext:value-type="float">
            <text:p>218.08206077167</text:p>
          </table:table-cell>
          <table:table-cell table:formula="of:=[.$R$4]*[.P23]" office:value-type="float" office:value="-0.0118620513208491" calcext:value-type="float">
            <text:p>-0.011862051320849</text:p>
          </table:table-cell>
          <table:table-cell table:formula="of:=ABS(0.002*[.O56])" office:value-type="float" office:value="0.436164121543339" calcext:value-type="float">
            <text:p>0.436164121543339</text:p>
          </table:table-cell>
          <table:table-cell table:formula="of:=[.R23]*[.$O$4]" office:value-type="float" office:value="-218.304877691998" calcext:value-type="float">
            <text:p>-218.304877691998</text:p>
          </table:table-cell>
          <table:table-cell table:formula="of:=[.$R$4]*[.S23]" office:value-type="float" office:value="0.0186403663613343" calcext:value-type="float">
            <text:p>0.018640366361334</text:p>
          </table:table-cell>
          <table:table-cell table:formula="of:=ABS(0.002*[.R56])" office:value-type="float" office:value="0.436609755383997" calcext:value-type="float">
            <text:p>0.436609755383997</text:p>
          </table:table-cell>
          <table:table-cell table:formula="of:=2*[.$R$4]+ABS((7/804+3/1462)*[.P56])" office:value-type="float" office:value="0.00351677482105341" calcext:value-type="float">
            <text:p>0.003516774821053</text:p>
          </table:table-cell>
          <table:table-cell table:formula="of:=2*[.$R$4]+ABS((7/804+3/1462)*[.S56])" office:value-type="float" office:value="0.0035896989929453" calcext:value-type="float">
            <text:p>0.00358969899294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37]" office:value-type="float" office:value="156.584590760961" calcext:value-type="float">
            <text:p>156.584590760961</text:p>
          </table:table-cell>
          <table:table-cell table:formula="of:=[.I56]+[.I37]" office:value-type="float" office:value="0.111842198168006" calcext:value-type="float">
            <text:p>0.111842198168006</text:p>
          </table:table-cell>
          <table:table-cell table:formula="of:=[.J37]" office:value-type="float" office:value="0.313169181521922" calcext:value-type="float">
            <text:p>0.313169181521922</text:p>
          </table:table-cell>
          <table:table-cell table:formula="of:=[.K56]+[.K37]" office:value-type="float" office:value="0.00798156387670137" calcext:value-type="float">
            <text:p>0.007981563876701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4]*[.$O$4]" office:value-type="float" office:value="156.473182300797" calcext:value-type="float">
            <text:p>156.473182300797</text:p>
          </table:table-cell>
          <table:table-cell table:formula="of:=[.$R$4]*[.P24]" office:value-type="float" office:value="-0.0271132601619409" calcext:value-type="float">
            <text:p>-0.027113260161941</text:p>
          </table:table-cell>
          <table:table-cell table:formula="of:=ABS(0.002*[.O57])" office:value-type="float" office:value="0.312946364601594" calcext:value-type="float">
            <text:p>0.312946364601594</text:p>
          </table:table-cell>
          <table:table-cell table:formula="of:=[.R24]*[.$O$4]" office:value-type="float" office:value="-156.528886530879" calcext:value-type="float">
            <text:p>-156.528886530879</text:p>
          </table:table-cell>
          <table:table-cell table:formula="of:=[.$R$4]*[.S24]" office:value-type="float" office:value="0.0271132601619409" calcext:value-type="float">
            <text:p>0.027113260161941</text:p>
          </table:table-cell>
          <table:table-cell table:formula="of:=ABS(0.002*[.R57])" office:value-type="float" office:value="0.313057773061758" calcext:value-type="float">
            <text:p>0.313057773061758</text:p>
          </table:table-cell>
          <table:table-cell table:formula="of:=2*[.$R$4]+ABS((7/804+3/1462)*[.P57])" office:value-type="float" office:value="0.00368085420781016" calcext:value-type="float">
            <text:p>0.00368085420781</text:p>
          </table:table-cell>
          <table:table-cell table:formula="of:=2*[.$R$4]+ABS((7/804+3/1462)*[.S57])" office:value-type="float" office:value="0.00368085420781016" calcext:value-type="float">
            <text:p>0.003680854207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38]" office:value-type="float" office:value="218.026356541587" calcext:value-type="float">
            <text:p>218.026356541587</text:p>
          </table:table-cell>
          <table:table-cell table:formula="of:=[.I57]+[.I38]" office:value-type="float" office:value="0.284689231700379" calcext:value-type="float">
            <text:p>0.284689231700379</text:p>
          </table:table-cell>
          <table:table-cell table:formula="of:=[.J38]" office:value-type="float" office:value="0.436052713083175" calcext:value-type="float">
            <text:p>0.436052713083175</text:p>
          </table:table-cell>
          <table:table-cell table:formula="of:=[.K57]+[.K38]" office:value-type="float" office:value="0.0132302877801871" calcext:value-type="float">
            <text:p>0.013230287780187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5]*[.$O$4]" office:value-type="float" office:value="85.5616974062029" calcext:value-type="float">
            <text:p>85.5616974062029</text:p>
          </table:table-cell>
          <table:table-cell table:formula="of:=[.$R$4]*[.P25]" office:value-type="float" office:value="-0.0355861539625474" calcext:value-type="float">
            <text:p>-0.035586153962547</text:p>
          </table:table-cell>
          <table:table-cell table:formula="of:=ABS(0.002*[.O58])" office:value-type="float" office:value="0.171123394812406" calcext:value-type="float">
            <text:p>0.171123394812406</text:p>
          </table:table-cell>
          <table:table-cell table:formula="of:=[.R25]*[.$O$4]" office:value-type="float" office:value="-85.6174016362851" calcext:value-type="float">
            <text:p>-85.6174016362851</text:p>
          </table:table-cell>
          <table:table-cell table:formula="of:=[.$R$4]*[.S25]" office:value-type="float" office:value="0.0338915752024261" calcext:value-type="float">
            <text:p>0.033891575202426</text:p>
          </table:table-cell>
          <table:table-cell table:formula="of:=ABS(0.002*[.R58])" office:value-type="float" office:value="0.17123480327257" calcext:value-type="float">
            <text:p>0.17123480327257</text:p>
          </table:table-cell>
          <table:table-cell table:formula="of:=2*[.$R$4]+ABS((7/804+3/1462)*[.P58])" office:value-type="float" office:value="0.00377200942267502" calcext:value-type="float">
            <text:p>0.003772009422675</text:p>
          </table:table-cell>
          <table:table-cell table:formula="of:=2*[.$R$4]+ABS((7/804+3/1462)*[.S58])" office:value-type="float" office:value="0.00375377837970205" calcext:value-type="float">
            <text:p>0.00375377837970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39]" office:value-type="float" office:value="247.605302715216" calcext:value-type="float">
            <text:p>247.605302715216</text:p>
          </table:table-cell>
          <table:table-cell table:formula="of:=[.I58]+[.I39]" office:value-type="float" office:value="0.369418169706444" calcext:value-type="float">
            <text:p>0.369418169706444</text:p>
          </table:table-cell>
          <table:table-cell table:formula="of:=[.J39]" office:value-type="float" office:value="0.495210605430432" calcext:value-type="float">
            <text:p>0.495210605430432</text:p>
          </table:table-cell>
          <table:table-cell table:formula="of:=[.K58]+[.K39]" office:value-type="float" office:value="0.0175309974490783" calcext:value-type="float">
            <text:p>0.01753099744907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6]*[.$O$4]" office:value-type="float" office:value="0.612746530903797" calcext:value-type="float">
            <text:p>0.612746530903797</text:p>
          </table:table-cell>
          <table:table-cell table:formula="of:=[.$R$4]*[.P26]" office:value-type="float" office:value="-0.0626994141244883" calcext:value-type="float">
            <text:p>-0.062699414124488</text:p>
          </table:table-cell>
          <table:table-cell office:value-type="float" office:value="0.01" calcext:value-type="float">
            <text:p>0.01</text:p>
          </table:table-cell>
          <table:table-cell table:formula="of:=[.R26]*[.$O$4]" office:value-type="float" office:value="-0.779859221150287" calcext:value-type="float">
            <text:p>-0.779859221150287</text:p>
          </table:table-cell>
          <table:table-cell table:formula="of:=[.$R$4]*[.S26]" office:value-type="float" office:value="0.0626994141244883" calcext:value-type="float">
            <text:p>0.062699414124488</text:p>
          </table:table-cell>
          <table:table-cell office:value-type="float" office:value="0.01" calcext:value-type="float">
            <text:p>0.01</text:p>
          </table:table-cell>
          <table:table-cell table:formula="of:=2*[.$R$4]+ABS((7/804+3/1462)*[.P59])" office:value-type="float" office:value="0.00406370611024257" calcext:value-type="float">
            <text:p>0.004063706110243</text:p>
          </table:table-cell>
          <table:table-cell table:formula="of:=2*[.$R$4]+ABS((7/804+3/1462)*[.S59])" office:value-type="float" office:value="0.00406370611024257" calcext:value-type="float">
            <text:p>0.00406370611024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0]" office:value-type="float" office:value="310.829603858472" calcext:value-type="float">
            <text:p>310.829603858472</text:p>
          </table:table-cell>
          <table:table-cell table:formula="of:=[.I59]+[.I40]" office:value-type="float" office:value="0.528708573157847" calcext:value-type="float">
            <text:p>0.528708573157847</text:p>
          </table:table-cell>
          <table:table-cell table:formula="of:=[.J40]" office:value-type="float" office:value="0.621659207716943" calcext:value-type="float">
            <text:p>0.621659207716943</text:p>
          </table:table-cell>
          <table:table-cell table:formula="of:=[.K59]+[.K40]" office:value-type="float" office:value="0.0226338730087803" calcext:value-type="float">
            <text:p>0.0226338730087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7]*[.$O$4]" office:value-type="float" office:value="-85.6731058663673" calcext:value-type="float">
            <text:p>-85.6731058663673</text:p>
          </table:table-cell>
          <table:table-cell table:formula="of:=[.$R$4]*[.P27]" office:value-type="float" office:value="-0.0932018318066717" calcext:value-type="float">
            <text:p>-0.093201831806672</text:p>
          </table:table-cell>
          <table:table-cell table:formula="of:=ABS(0.002*[.O60])" office:value-type="float" office:value="0.171346211732735" calcext:value-type="float">
            <text:p>0.171346211732735</text:p>
          </table:table-cell>
          <table:table-cell table:formula="of:=[.R27]*[.$O$4]" office:value-type="float" office:value="85.6731058663673" calcext:value-type="float">
            <text:p>85.6731058663673</text:p>
          </table:table-cell>
          <table:table-cell table:formula="of:=[.$R$4]*[.S27]" office:value-type="float" office:value="0.0965909893269143" calcext:value-type="float">
            <text:p>0.096590989326914</text:p>
          </table:table-cell>
          <table:table-cell table:formula="of:=ABS(0.002*[.R60])" office:value-type="float" office:value="0.171346211732735" calcext:value-type="float">
            <text:p>0.171346211732735</text:p>
          </table:table-cell>
          <table:table-cell table:formula="of:=2*[.$R$4]+ABS((7/804+3/1462)*[.P60])" office:value-type="float" office:value="0.00439186488375607" calcext:value-type="float">
            <text:p>0.004391864883756</text:p>
          </table:table-cell>
          <table:table-cell table:formula="of:=2*[.$R$4]+ABS((7/804+3/1462)*[.S60])" office:value-type="float" office:value="0.00442832696970201" calcext:value-type="float">
            <text:p>0.00442832696970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1]" office:value-type="float" office:value="370.26601735614" calcext:value-type="float">
            <text:p>370.26601735614</text:p>
          </table:table-cell>
          <table:table-cell table:formula="of:=[.I60]+[.I41]" office:value-type="float" office:value="0.626994141244882" calcext:value-type="float">
            <text:p>0.626994141244882</text:p>
          </table:table-cell>
          <table:table-cell table:formula="of:=[.J41]" office:value-type="float" office:value="0.74053203471228" calcext:value-type="float">
            <text:p>0.74053203471228</text:p>
          </table:table-cell>
          <table:table-cell table:formula="of:=[.K60]+[.K41]" office:value-type="float" office:value="0.0270804310214553" calcext:value-type="float">
            <text:p>0.027080431021455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8]*[.$O$4]" office:value-type="float" office:value="-156.584590760961" calcext:value-type="float">
            <text:p>-156.584590760961</text:p>
          </table:table-cell>
          <table:table-cell table:formula="of:=[.$R$4]*[.P28]" office:value-type="float" office:value="-0.115231355688249" calcext:value-type="float">
            <text:p>-0.115231355688249</text:p>
          </table:table-cell>
          <table:table-cell table:formula="of:=ABS(0.002*[.O61])" office:value-type="float" office:value="0.313169181521922" calcext:value-type="float">
            <text:p>0.313169181521922</text:p>
          </table:table-cell>
          <table:table-cell table:formula="of:=[.R28]*[.$O$4]" office:value-type="float" office:value="156.584590760961" calcext:value-type="float">
            <text:p>156.584590760961</text:p>
          </table:table-cell>
          <table:table-cell table:formula="of:=[.$R$4]*[.S28]" office:value-type="float" office:value="0.118620513208491" calcext:value-type="float">
            <text:p>0.118620513208491</text:p>
          </table:table-cell>
          <table:table-cell table:formula="of:=ABS(0.002*[.R61])" office:value-type="float" office:value="0.313169181521922" calcext:value-type="float">
            <text:p>0.313169181521922</text:p>
          </table:table-cell>
          <table:table-cell table:formula="of:=2*[.$R$4]+ABS((7/804+3/1462)*[.P61])" office:value-type="float" office:value="0.00462886844240471" calcext:value-type="float">
            <text:p>0.004628868442405</text:p>
          </table:table-cell>
          <table:table-cell table:formula="of:=2*[.$R$4]+ABS((7/804+3/1462)*[.S61])" office:value-type="float" office:value="0.00466533052835065" calcext:value-type="float">
            <text:p>0.00466533052835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2]" office:value-type="float" office:value="527.07342503743" calcext:value-type="float">
            <text:p>527.07342503743</text:p>
          </table:table-cell>
          <table:table-cell table:formula="of:=[.I61]+[.I42]" office:value-type="float" office:value="0.843900222540409" calcext:value-type="float">
            <text:p>0.843900222540409</text:p>
          </table:table-cell>
          <table:table-cell table:formula="of:=[.J42]" office:value-type="float" office:value="1.05414685007486" calcext:value-type="float">
            <text:p>1.05414685007486</text:p>
          </table:table-cell>
          <table:table-cell table:formula="of:=[.K61]+[.K42]" office:value-type="float" office:value="0.0328031620422383" calcext:value-type="float">
            <text:p>0.03280316204223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29]*[.$O$4]" office:value-type="float" office:value="-217.914948081423" calcext:value-type="float">
            <text:p>-217.914948081423</text:p>
          </table:table-cell>
          <table:table-cell table:formula="of:=[.$R$4]*[.P29]" office:value-type="float" office:value="-0.274521759139651" calcext:value-type="float">
            <text:p>-0.274521759139651</text:p>
          </table:table-cell>
          <table:table-cell table:formula="of:=ABS(0.002*[.O62])" office:value-type="float" office:value="0.435829896162846" calcext:value-type="float">
            <text:p>0.435829896162846</text:p>
          </table:table-cell>
          <table:table-cell table:formula="of:=[.R29]*[.$O$4]" office:value-type="float" office:value="218.08206077167" calcext:value-type="float">
            <text:p>218.08206077167</text:p>
          </table:table-cell>
          <table:table-cell table:formula="of:=[.$R$4]*[.S29]" office:value-type="float" office:value="0.288078389220622" calcext:value-type="float">
            <text:p>0.288078389220622</text:p>
          </table:table-cell>
          <table:table-cell table:formula="of:=ABS(0.002*[.R62])" office:value-type="float" office:value="0.436164121543339" calcext:value-type="float">
            <text:p>0.436164121543339</text:p>
          </table:table-cell>
          <table:table-cell table:formula="of:=2*[.$R$4]+ABS((7/804+3/1462)*[.P62])" office:value-type="float" office:value="0.00634258648186408" calcext:value-type="float">
            <text:p>0.006342586481864</text:p>
          </table:table-cell>
          <table:table-cell table:formula="of:=2*[.$R$4]+ABS((7/804+3/1462)*[.S62])" office:value-type="float" office:value="0.00648843482564785" calcext:value-type="float">
            <text:p>0.00648843482564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3]" office:value-type="float" office:value="873.442327688322" calcext:value-type="float">
            <text:p>873.442327688322</text:p>
          </table:table-cell>
          <table:table-cell table:formula="of:=[.I62]+[.I43]" office:value-type="float" office:value="1.10994908787945" calcext:value-type="float">
            <text:p>1.10994908787945</text:p>
          </table:table-cell>
          <table:table-cell table:formula="of:=[.J43]" office:value-type="float" office:value="1.74688465537664" calcext:value-type="float">
            <text:p>1.74688465537664</text:p>
          </table:table-cell>
          <table:table-cell table:formula="of:=[.K62]+[.K43]" office:value-type="float" office:value="0.0390545933092375" calcext:value-type="float">
            <text:p>0.03905459330923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0]*[.$O$4]" office:value-type="float" office:value="-247.605302715216" calcext:value-type="float">
            <text:p>-247.605302715216</text:p>
          </table:table-cell>
          <table:table-cell table:formula="of:=[.$R$4]*[.P30]" office:value-type="float" office:value="-0.193181978653829" calcext:value-type="float">
            <text:p>-0.193181978653829</text:p>
          </table:table-cell>
          <table:table-cell table:formula="of:=ABS(0.002*[.O63])" office:value-type="float" office:value="0.495210605430432" calcext:value-type="float">
            <text:p>0.495210605430432</text:p>
          </table:table-cell>
          <table:table-cell table:formula="of:=[.R30]*[.$O$4]" office:value-type="float" office:value="247.661006945298" calcext:value-type="float">
            <text:p>247.661006945298</text:p>
          </table:table-cell>
          <table:table-cell table:formula="of:=[.$R$4]*[.S30]" office:value-type="float" office:value="0.206738608734799" calcext:value-type="float">
            <text:p>0.206738608734799</text:p>
          </table:table-cell>
          <table:table-cell table:formula="of:=ABS(0.002*[.R63])" office:value-type="float" office:value="0.495322013890597" calcext:value-type="float">
            <text:p>0.495322013890597</text:p>
          </table:table-cell>
          <table:table-cell table:formula="of:=2*[.$R$4]+ABS((7/804+3/1462)*[.P63])" office:value-type="float" office:value="0.00546749641916142" calcext:value-type="float">
            <text:p>0.005467496419161</text:p>
          </table:table-cell>
          <table:table-cell table:formula="of:=2*[.$R$4]+ABS((7/804+3/1462)*[.S63])" office:value-type="float" office:value="0.00561334476294519" calcext:value-type="float">
            <text:p>0.00561334476294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4]" office:value-type="float" office:value="1391.49166745244" calcext:value-type="float">
            <text:p>1391.49166745244</text:p>
          </table:table-cell>
          <table:table-cell table:formula="of:=[.I63]+[.I44]" office:value-type="float" office:value="1.32346601165474" calcext:value-type="float">
            <text:p>1.32346601165474</text:p>
          </table:table-cell>
          <table:table-cell table:formula="of:=[.J44]" office:value-type="float" office:value="2.78298333490488" calcext:value-type="float">
            <text:p>2.78298333490488</text:p>
          </table:table-cell>
          <table:table-cell table:formula="of:=[.K63]+[.K44]" office:value-type="float" office:value="0.0447408622440746" calcext:value-type="float">
            <text:p>0.044740862244075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1]*[.$O$4]" office:value-type="float" office:value="-310.885308088554" calcext:value-type="float">
            <text:p>-310.885308088554</text:p>
          </table:table-cell>
          <table:table-cell table:formula="of:=[.$R$4]*[.P31]" office:value-type="float" office:value="-0.321969964423048" calcext:value-type="float">
            <text:p>-0.321969964423048</text:p>
          </table:table-cell>
          <table:table-cell table:formula="of:=ABS(0.002*[.O64])" office:value-type="float" office:value="0.621770616177107" calcext:value-type="float">
            <text:p>0.621770616177107</text:p>
          </table:table-cell>
          <table:table-cell table:formula="of:=[.R31]*[.$O$4]" office:value-type="float" office:value="310.885308088554" calcext:value-type="float">
            <text:p>310.885308088554</text:p>
          </table:table-cell>
          <table:table-cell table:formula="of:=[.$R$4]*[.S31]" office:value-type="float" office:value="0.349083224584989" calcext:value-type="float">
            <text:p>0.349083224584989</text:p>
          </table:table-cell>
          <table:table-cell table:formula="of:=ABS(0.002*[.R64])" office:value-type="float" office:value="0.621770616177107" calcext:value-type="float">
            <text:p>0.621770616177107</text:p>
          </table:table-cell>
          <table:table-cell table:formula="of:=2*[.$R$4]+ABS((7/804+3/1462)*[.P64])" office:value-type="float" office:value="0.00685305568510729" calcext:value-type="float">
            <text:p>0.006853055685107</text:p>
          </table:table-cell>
          <table:table-cell table:formula="of:=2*[.$R$4]+ABS((7/804+3/1462)*[.S64])" office:value-type="float" office:value="0.00714475237267484" calcext:value-type="float">
            <text:p>0.00714475237267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5]" office:value-type="float" office:value="2861.52629932073" calcext:value-type="float">
            <text:p>2861.52629932073</text:p>
          </table:table-cell>
          <table:table-cell table:formula="of:=[.I64]+[.I45]" office:value-type="float" office:value="1.60815524335512" calcext:value-type="float">
            <text:p>1.60815524335512</text:p>
          </table:table-cell>
          <table:table-cell table:formula="of:=[.J45]" office:value-type="float" office:value="5.72305259864147" calcext:value-type="float">
            <text:p>5.72305259864147</text:p>
          </table:table-cell>
          <table:table-cell table:formula="of:=[.K64]+[.K45]" office:value-type="float" office:value="0.0511928349837765" calcext:value-type="float">
            <text:p>0.051192834983777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2]*[.$O$4]" office:value-type="float" office:value="-370.154608895976" calcext:value-type="float">
            <text:p>-370.154608895976</text:p>
          </table:table-cell>
          <table:table-cell table:formula="of:=[.$R$4]*[.P32]" office:value-type="float" office:value="-0.162679560971645" calcext:value-type="float">
            <text:p>-0.162679560971645</text:p>
          </table:table-cell>
          <table:table-cell table:formula="of:=ABS(0.002*[.O65])" office:value-type="float" office:value="0.740309217791951" calcext:value-type="float">
            <text:p>0.740309217791951</text:p>
          </table:table-cell>
          <table:table-cell table:formula="of:=[.R32]*[.$O$4]" office:value-type="float" office:value="370.433130046386" calcext:value-type="float">
            <text:p>370.433130046386</text:p>
          </table:table-cell>
          <table:table-cell table:formula="of:=[.$R$4]*[.S32]" office:value-type="float" office:value="0.16945787601213" calcext:value-type="float">
            <text:p>0.16945787601213</text:p>
          </table:table-cell>
          <table:table-cell table:formula="of:=ABS(0.002*[.R65])" office:value-type="float" office:value="0.740866260092773" calcext:value-type="float">
            <text:p>0.740866260092773</text:p>
          </table:table-cell>
          <table:table-cell table:formula="of:=2*[.$R$4]+ABS((7/804+3/1462)*[.P65])" office:value-type="float" office:value="0.00513933764564792" calcext:value-type="float">
            <text:p>0.005139337645648</text:p>
          </table:table-cell>
          <table:table-cell table:formula="of:=2*[.$R$4]+ABS((7/804+3/1462)*[.S65])" office:value-type="float" office:value="0.00521226181753981" calcext:value-type="float">
            <text:p>0.0052122618175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</text:p>
          </table:table-cell>
          <table:table-cell table:formula="of:=[.H46]" office:value-type="float" office:value="8117.22040757285" calcext:value-type="float">
            <text:p>8117.22040757285</text:p>
          </table:table-cell>
          <table:table-cell table:formula="of:=[.I65]+[.I46]" office:value-type="float" office:value="1.86234205737331" calcext:value-type="float">
            <text:p>1.86234205737331</text:p>
          </table:table-cell>
          <table:table-cell table:formula="of:=[.J46]" office:value-type="float" office:value="16.2344408151457" calcext:value-type="float">
            <text:p>16.2344408151457</text:p>
          </table:table-cell>
          <table:table-cell table:formula="of:=[.K65]+[.K46]" office:value-type="float" office:value="0.0573166489499649" calcext:value-type="float">
            <text:p>0.057316648949965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formula="of:=[.O33]*[.$O$4]" office:value-type="float" office:value="-526.739199656937" calcext:value-type="float">
            <text:p>-526.739199656937</text:p>
          </table:table-cell>
          <table:table-cell table:formula="of:=[.$R$4]*[.P33]" office:value-type="float" office:value="-0.294856704261107" calcext:value-type="float">
            <text:p>-0.294856704261107</text:p>
          </table:table-cell>
          <table:table-cell table:formula="of:=ABS(0.002*[.O66])" office:value-type="float" office:value="1.05347839931387" calcext:value-type="float">
            <text:p>1.05347839931387</text:p>
          </table:table-cell>
          <table:table-cell table:formula="of:=[.R33]*[.$O$4]" office:value-type="float" office:value="527.129129267512" calcext:value-type="float">
            <text:p>527.129129267512</text:p>
          </table:table-cell>
          <table:table-cell table:formula="of:=[.$R$4]*[.S33]" office:value-type="float" office:value="0.310107913102199" calcext:value-type="float">
            <text:p>0.310107913102199</text:p>
          </table:table-cell>
          <table:table-cell table:formula="of:=ABS(0.002*[.R66])" office:value-type="float" office:value="1.05425825853502" calcext:value-type="float">
            <text:p>1.05425825853502</text:p>
          </table:table-cell>
          <table:table-cell table:formula="of:=2*[.$R$4]+ABS((7/804+3/1462)*[.P66])" office:value-type="float" office:value="0.00656135899753974" calcext:value-type="float">
            <text:p>0.00656135899754</text:p>
          </table:table-cell>
          <table:table-cell table:formula="of:=2*[.$R$4]+ABS((7/804+3/1462)*[.S66])" office:value-type="float" office:value="0.00672543838429649" calcext:value-type="float">
            <text:p>0.00672543838429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4]*[.$O$4]" office:value-type="float" office:value="-873.776553068815" calcext:value-type="float">
            <text:p>-873.776553068815</text:p>
          </table:table-cell>
          <table:table-cell table:formula="of:=[.$R$4]*[.P34]" office:value-type="float" office:value="-0.291467546740864" calcext:value-type="float">
            <text:p>-0.291467546740864</text:p>
          </table:table-cell>
          <table:table-cell table:formula="of:=ABS(0.002*[.O67])" office:value-type="float" office:value="1.74755310613763" calcext:value-type="float">
            <text:p>1.74755310613763</text:p>
          </table:table-cell>
          <table:table-cell table:formula="of:=[.R34]*[.$O$4]" office:value-type="float" office:value="873.553736148486" calcext:value-type="float">
            <text:p>873.553736148486</text:p>
          </table:table-cell>
          <table:table-cell table:formula="of:=[.$R$4]*[.S34]" office:value-type="float" office:value="0.316886228142684" calcext:value-type="float">
            <text:p>0.316886228142684</text:p>
          </table:table-cell>
          <table:table-cell table:formula="of:=ABS(0.002*[.R67])" office:value-type="float" office:value="1.74710747229697" calcext:value-type="float">
            <text:p>1.74710747229697</text:p>
          </table:table-cell>
          <table:table-cell table:formula="of:=2*[.$R$4]+ABS((7/804+3/1462)*[.P67])" office:value-type="float" office:value="0.0065248969115938" calcext:value-type="float">
            <text:p>0.006524896911594</text:p>
          </table:table-cell>
          <table:table-cell table:formula="of:=2*[.$R$4]+ABS((7/804+3/1462)*[.S67])" office:value-type="float" office:value="0.00679836255618838" calcext:value-type="float">
            <text:p>0.00679836255618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5]*[.$O$4]" office:value-type="float" office:value="-1392.43863936384" calcext:value-type="float">
            <text:p>-1392.43863936384</text:p>
          </table:table-cell>
          <table:table-cell table:formula="of:=[.$R$4]*[.P35]" office:value-type="float" office:value="-0.199960293694314" calcext:value-type="float">
            <text:p>-0.199960293694314</text:p>
          </table:table-cell>
          <table:table-cell table:formula="of:=ABS(0.002*[.O68])" office:value-type="float" office:value="2.78487727872768" calcext:value-type="float">
            <text:p>2.78487727872768</text:p>
          </table:table-cell>
          <table:table-cell table:formula="of:=[.R35]*[.$O$4]" office:value-type="float" office:value="1391.49166745244" calcext:value-type="float">
            <text:p>1391.49166745244</text:p>
          </table:table-cell>
          <table:table-cell table:formula="of:=[.$R$4]*[.S35]" office:value-type="float" office:value="0.215211502535406" calcext:value-type="float">
            <text:p>0.215211502535406</text:p>
          </table:table-cell>
          <table:table-cell table:formula="of:=ABS(0.002*[.R68])" office:value-type="float" office:value="2.78298333490488" calcext:value-type="float">
            <text:p>2.78298333490488</text:p>
          </table:table-cell>
          <table:table-cell table:formula="of:=2*[.$R$4]+ABS((7/804+3/1462)*[.P68])" office:value-type="float" office:value="0.00554042059105331" calcext:value-type="float">
            <text:p>0.005540420591053</text:p>
          </table:table-cell>
          <table:table-cell table:formula="of:=2*[.$R$4]+ABS((7/804+3/1462)*[.S68])" office:value-type="float" office:value="0.00570449997781006" calcext:value-type="float">
            <text:p>0.0057044999778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6]*[.$O$4]" office:value-type="float" office:value="-2862.64038392238" calcext:value-type="float">
            <text:p>-2862.64038392238</text:p>
          </table:table-cell>
          <table:table-cell table:formula="of:=[.$R$4]*[.P36]" office:value-type="float" office:value="-0.249103077737832" calcext:value-type="float">
            <text:p>-0.249103077737832</text:p>
          </table:table-cell>
          <table:table-cell table:formula="of:=ABS(0.002*[.O69])" office:value-type="float" office:value="5.72528076784475" calcext:value-type="float">
            <text:p>5.72528076784475</text:p>
          </table:table-cell>
          <table:table-cell table:formula="of:=[.R36]*[.$O$4]" office:value-type="float" office:value="2861.52629932073" calcext:value-type="float">
            <text:p>2861.52629932073</text:p>
          </table:table-cell>
          <table:table-cell table:formula="of:=[.$R$4]*[.S36]" office:value-type="float" office:value="0.27282718037953" calcext:value-type="float">
            <text:p>0.27282718037953</text:p>
          </table:table-cell>
          <table:table-cell table:formula="of:=ABS(0.002*[.R69])" office:value-type="float" office:value="5.72305259864147" calcext:value-type="float">
            <text:p>5.72305259864147</text:p>
          </table:table-cell>
          <table:table-cell table:formula="of:=2*[.$R$4]+ABS((7/804+3/1462)*[.P69])" office:value-type="float" office:value="0.00606912083726949" calcext:value-type="float">
            <text:p>0.00606912083727</text:p>
          </table:table-cell>
          <table:table-cell table:formula="of:=2*[.$R$4]+ABS((7/804+3/1462)*[.S69])" office:value-type="float" office:value="0.0063243554388911" calcext:value-type="float">
            <text:p>0.00632435543889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37]*[.$O$4]" office:value-type="float" office:value="-8125.01899978435" calcext:value-type="float">
            <text:p>-8125.01899978435</text:p>
          </table:table-cell>
          <table:table-cell table:formula="of:=[.$R$4]*[.P37]" office:value-type="float" office:value="-0.22029523881577" calcext:value-type="float">
            <text:p>-0.22029523881577</text:p>
          </table:table-cell>
          <table:table-cell table:formula="of:=ABS(0.002*[.O70])" office:value-type="float" office:value="16.2500379995687" calcext:value-type="float">
            <text:p>16.2500379995687</text:p>
          </table:table-cell>
          <table:table-cell table:formula="of:=[.R37]*[.$O$4]" office:value-type="float" office:value="8122.23378828024" calcext:value-type="float">
            <text:p>8122.23378828024</text:p>
          </table:table-cell>
          <table:table-cell table:formula="of:=[.$R$4]*[.S37]" office:value-type="float" office:value="0.244019341457468" calcext:value-type="float">
            <text:p>0.244019341457468</text:p>
          </table:table-cell>
          <table:table-cell table:formula="of:=ABS(0.002*[.R70])" office:value-type="float" office:value="16.2444675765605" calcext:value-type="float">
            <text:p>16.2444675765605</text:p>
          </table:table-cell>
          <table:table-cell table:formula="of:=2*[.$R$4]+ABS((7/804+3/1462)*[.P70])" office:value-type="float" office:value="0.00575919310672897" calcext:value-type="float">
            <text:p>0.005759193106729</text:p>
          </table:table-cell>
          <table:table-cell table:formula="of:=2*[.$R$4]+ABS((7/804+3/1462)*[.S70])" office:value-type="float" office:value="0.00601442770835058" calcext:value-type="float">
            <text:p>0.006014427708351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er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, А/м</text:p>
          </table:table-cell>
          <table:table-cell office:value-type="string" calcext:value-type="string">
            <text:p>B, Тл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48]" office:value-type="float" office:value="8142.84435341064" calcext:value-type="float">
            <text:p>8142.84435341064</text:p>
          </table:table-cell>
          <table:table-cell table:formula="of:=[.P80]-[.P49]" office:value-type="float" office:value="1.59765026719606" calcext:value-type="float">
            <text:p>1.59765026719606</text:p>
          </table:table-cell>
          <table:table-cell table:formula="of:=[.Q48]" office:value-type="float" office:value="16.2856887068213" calcext:value-type="float">
            <text:p>16.2856887068213</text:p>
          </table:table-cell>
          <table:table-cell table:formula="of:=[.R80]+[.U49]" office:value-type="float" office:value="0.110039075070741" calcext:value-type="float">
            <text:p>0.110039075070741</text:p>
          </table:table-cell>
          <table:table-cell table:formula="of:=[.R48]" office:value-type="float" office:value="-8133.37463429667" calcext:value-type="float">
            <text:p>-8133.37463429667</text:p>
          </table:table-cell>
          <table:table-cell office:value-type="float" office:value="-1.7" calcext:value-type="float">
            <text:p>-1.7</text:p>
          </table:table-cell>
          <table:table-cell table:formula="of:=[.T48]" office:value-type="float" office:value="16.2667492685933" calcext:value-type="float">
            <text:p>16.2667492685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49]" office:value-type="float" office:value="2867.09672232895" calcext:value-type="float">
            <text:p>2867.09672232895</text:p>
          </table:table-cell>
          <table:table-cell table:formula="of:=[.P81]-[.P50]" office:value-type="float" office:value="1.37735502838029" calcext:value-type="float">
            <text:p>1.37735502838029</text:p>
          </table:table-cell>
          <table:table-cell table:formula="of:=[.Q49]" office:value-type="float" office:value="5.7341934446579" calcext:value-type="float">
            <text:p>5.7341934446579</text:p>
          </table:table-cell>
          <table:table-cell table:formula="of:=[.R81]+[.U50]" office:value-type="float" office:value="0.104279881964012" calcext:value-type="float">
            <text:p>0.104279881964012</text:p>
          </table:table-cell>
          <table:table-cell table:formula="of:=[.R49]" office:value-type="float" office:value="-2867.09672232895" calcext:value-type="float">
            <text:p>-2867.09672232895</text:p>
          </table:table-cell>
          <table:table-cell table:formula="of:=[.T79]+[.S49]" office:value-type="float" office:value="-1.46784270986338" calcext:value-type="float">
            <text:p>-1.46784270986338</text:p>
          </table:table-cell>
          <table:table-cell table:formula="of:=[.T49]" office:value-type="float" office:value="5.7341934446579" calcext:value-type="float">
            <text:p>5.7341934446579</text:p>
          </table:table-cell>
          <table:table-cell table:formula="of:=[.V79]+[.V49]" office:value-type="float" office:value="0.00588681040753978" calcext:value-type="float">
            <text:p>0.00588681040754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0]" office:value-type="float" office:value="1393.44131550532" calcext:value-type="float">
            <text:p>1393.44131550532</text:p>
          </table:table-cell>
          <table:table-cell table:formula="of:=[.P82]-[.P51]" office:value-type="float" office:value="1.1875622072467" calcext:value-type="float">
            <text:p>1.1875622072467</text:p>
          </table:table-cell>
          <table:table-cell table:formula="of:=[.Q50]" office:value-type="float" office:value="2.78688263101063" calcext:value-type="float">
            <text:p>2.78688263101063</text:p>
          </table:table-cell>
          <table:table-cell table:formula="of:=[.R82]+[.U51]" office:value-type="float" office:value="0.0988488476307965" calcext:value-type="float">
            <text:p>0.098848847630797</text:p>
          </table:table-cell>
          <table:table-cell table:formula="of:=[.R50]" office:value-type="float" office:value="-1392.43863936384" calcext:value-type="float">
            <text:p>-1392.43863936384</text:p>
          </table:table-cell>
          <table:table-cell table:formula="of:=[.T80]+[.S50]" office:value-type="float" office:value="-1.27974446748992" calcext:value-type="float">
            <text:p>-1.27974446748992</text:p>
          </table:table-cell>
          <table:table-cell table:formula="of:=[.T50]" office:value-type="float" office:value="2.78487727872768" calcext:value-type="float">
            <text:p>2.78487727872768</text:p>
          </table:table-cell>
          <table:table-cell table:formula="of:=[.V80]+[.V50]" office:value-type="float" office:value="0.0112996136977823" calcext:value-type="float">
            <text:p>0.01129961369778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1]" office:value-type="float" office:value="874.723524980212" calcext:value-type="float">
            <text:p>874.723524980212</text:p>
          </table:table-cell>
          <table:table-cell table:formula="of:=[.P83]-[.P52]" office:value-type="float" office:value="1.07063627279833" calcext:value-type="float">
            <text:p>1.07063627279833</text:p>
          </table:table-cell>
          <table:table-cell table:formula="of:=[.Q51]" office:value-type="float" office:value="1.74944704996042" calcext:value-type="float">
            <text:p>1.74944704996042</text:p>
          </table:table-cell>
          <table:table-cell table:formula="of:=[.R83]+[.U52]" office:value-type="float" office:value="0.0942017481454188" calcext:value-type="float">
            <text:p>0.094201748145419</text:p>
          </table:table-cell>
          <table:table-cell table:formula="of:=[.R51]" office:value-type="float" office:value="-873.999369989143" calcext:value-type="float">
            <text:p>-873.999369989143</text:p>
          </table:table-cell>
          <table:table-cell table:formula="of:=[.T81]+[.S51]" office:value-type="float" office:value="-1.13062153659924" calcext:value-type="float">
            <text:p>-1.13062153659924</text:p>
          </table:table-cell>
          <table:table-cell table:formula="of:=[.T51]" office:value-type="float" office:value="1.74799873997829" calcext:value-type="float">
            <text:p>1.74799873997829</text:p>
          </table:table-cell>
          <table:table-cell table:formula="of:=[.V81]+[.V51]" office:value-type="float" office:value="0.0162931029996464" calcext:value-type="float">
            <text:p>0.016293102999647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2]" office:value-type="float" office:value="527.463354648005" calcext:value-type="float">
            <text:p>527.463354648005</text:p>
          </table:table-cell>
          <table:table-cell table:formula="of:=[.P84]-[.P53]" office:value-type="float" office:value="0.970656125951175" calcext:value-type="float">
            <text:p>0.970656125951175</text:p>
          </table:table-cell>
          <table:table-cell table:formula="of:=[.Q52]" office:value-type="float" office:value="1.05492670929601" calcext:value-type="float">
            <text:p>1.05492670929601</text:p>
          </table:table-cell>
          <table:table-cell table:formula="of:=[.R84]+[.U53]" office:value-type="float" office:value="0.0897369590897709" calcext:value-type="float">
            <text:p>0.089736959089771</text:p>
          </table:table-cell>
          <table:table-cell table:formula="of:=[.R52]" office:value-type="float" office:value="-527.296241957758" calcext:value-type="float">
            <text:p>-527.296241957758</text:p>
          </table:table-cell>
          <table:table-cell table:formula="of:=[.T82]+[.S52]" office:value-type="float" office:value="-1.03233596851221" calcext:value-type="float">
            <text:p>-1.03233596851221</text:p>
          </table:table-cell>
          <table:table-cell table:formula="of:=[.T52]" office:value-type="float" office:value="1.05459248391552" calcext:value-type="float">
            <text:p>1.05459248391552</text:p>
          </table:table-cell>
          <table:table-cell table:formula="of:=[.V82]+[.V52]" office:value-type="float" office:value="0.0207396610123214" calcext:value-type="float">
            <text:p>0.02073966101232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3]" office:value-type="float" office:value="370.433130046386" calcext:value-type="float">
            <text:p>370.433130046386</text:p>
          </table:table-cell>
          <table:table-cell table:formula="of:=[.P85]-[.P54]" office:value-type="float" office:value="0.913040448107051" calcext:value-type="float">
            <text:p>0.913040448107051</text:p>
          </table:table-cell>
          <table:table-cell table:formula="of:=[.Q53]" office:value-type="float" office:value="0.740866260092773" calcext:value-type="float">
            <text:p>0.740866260092773</text:p>
          </table:table-cell>
          <table:table-cell table:formula="of:=[.R85]+[.U54]" office:value-type="float" office:value="0.0857279461084472" calcext:value-type="float">
            <text:p>0.085727946108447</text:p>
          </table:table-cell>
          <table:table-cell table:formula="of:=[.R53]" office:value-type="float" office:value="-370.488834276469" calcext:value-type="float">
            <text:p>-370.488834276469</text:p>
          </table:table-cell>
          <table:table-cell table:formula="of:=[.T83]+[.S53]" office:value-type="float" office:value="-0.974720290668082" calcext:value-type="float">
            <text:p>-0.974720290668082</text:p>
          </table:table-cell>
          <table:table-cell table:formula="of:=[.T53]" office:value-type="float" office:value="0.740977668552937" calcext:value-type="float">
            <text:p>0.740977668552937</text:p>
          </table:table-cell>
          <table:table-cell table:formula="of:=[.V83]+[.V53]" office:value-type="float" office:value="0.0247486739936451" calcext:value-type="float">
            <text:p>0.02474867399364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4]" office:value-type="float" office:value="310.885308088554" calcext:value-type="float">
            <text:p>310.885308088554</text:p>
          </table:table-cell>
          <table:table-cell table:formula="of:=[.P86]-[.P55]" office:value-type="float" office:value="0.882538030424868" calcext:value-type="float">
            <text:p>0.882538030424868</text:p>
          </table:table-cell>
          <table:table-cell table:formula="of:=[.Q54]" office:value-type="float" office:value="0.621770616177107" calcext:value-type="float">
            <text:p>0.621770616177107</text:p>
          </table:table-cell>
          <table:table-cell table:formula="of:=[.R86]+[.U55]" office:value-type="float" office:value="0.0820106298146911" calcext:value-type="float">
            <text:p>0.082010629814691</text:p>
          </table:table-cell>
          <table:table-cell table:formula="of:=[.R54]" office:value-type="float" office:value="-310.941012318636" calcext:value-type="float">
            <text:p>-310.941012318636</text:p>
          </table:table-cell>
          <table:table-cell table:formula="of:=[.T84]+[.S54]" office:value-type="float" office:value="-0.947607030506141" calcext:value-type="float">
            <text:p>-0.947607030506141</text:p>
          </table:table-cell>
          <table:table-cell table:formula="of:=[.T54]" office:value-type="float" office:value="0.621882024637272" calcext:value-type="float">
            <text:p>0.621882024637272</text:p>
          </table:table-cell>
          <table:table-cell table:formula="of:=[.V84]+[.V54]" office:value-type="float" office:value="0.0284295282014552" calcext:value-type="float">
            <text:p>0.02842952820145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5]" office:value-type="float" office:value="247.71671117538" calcext:value-type="float">
            <text:p>247.71671117538</text:p>
          </table:table-cell>
          <table:table-cell table:formula="of:=[.P87]-[.P56]" office:value-type="float" office:value="0.853730191502805" calcext:value-type="float">
            <text:p>0.853730191502805</text:p>
          </table:table-cell>
          <table:table-cell table:formula="of:=[.Q55]" office:value-type="float" office:value="0.495433422350761" calcext:value-type="float">
            <text:p>0.495433422350761</text:p>
          </table:table-cell>
          <table:table-cell table:formula="of:=[.R87]+[.U56]" office:value-type="float" office:value="0.078311544563908" calcext:value-type="float">
            <text:p>0.078311544563908</text:p>
          </table:table-cell>
          <table:table-cell table:formula="of:=[.R55]" office:value-type="float" office:value="-247.71671117538" calcext:value-type="float">
            <text:p>-247.71671117538</text:p>
          </table:table-cell>
          <table:table-cell table:formula="of:=[.T85]+[.S55]" office:value-type="float" office:value="-0.9204937703442" calcext:value-type="float">
            <text:p>-0.9204937703442</text:p>
          </table:table-cell>
          <table:table-cell table:formula="of:=[.T55]" office:value-type="float" office:value="0.495433422350761" calcext:value-type="float">
            <text:p>0.495433422350761</text:p>
          </table:table-cell>
          <table:table-cell table:formula="of:=[.V85]+[.V55]" office:value-type="float" office:value="0.0321103824092654" calcext:value-type="float">
            <text:p>0.03211038240926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6]" office:value-type="float" office:value="218.08206077167" calcext:value-type="float">
            <text:p>218.08206077167</text:p>
          </table:table-cell>
          <table:table-cell table:formula="of:=[.P88]-[.P57]" office:value-type="float" office:value="0.841868140181956" calcext:value-type="float">
            <text:p>0.841868140181956</text:p>
          </table:table-cell>
          <table:table-cell table:formula="of:=[.Q56]" office:value-type="float" office:value="0.436164121543339" calcext:value-type="float">
            <text:p>0.436164121543339</text:p>
          </table:table-cell>
          <table:table-cell table:formula="of:=[.R88]+[.U57]" office:value-type="float" office:value="0.0747947697428546" calcext:value-type="float">
            <text:p>0.074794769742855</text:p>
          </table:table-cell>
          <table:table-cell table:formula="of:=[.R56]" office:value-type="float" office:value="-218.304877691998" calcext:value-type="float">
            <text:p>-218.304877691998</text:p>
          </table:table-cell>
          <table:table-cell table:formula="of:=[.T86]+[.S56]" office:value-type="float" office:value="-0.901853403982866" calcext:value-type="float">
            <text:p>-0.901853403982866</text:p>
          </table:table-cell>
          <table:table-cell table:formula="of:=[.T56]" office:value-type="float" office:value="0.436609755383997" calcext:value-type="float">
            <text:p>0.436609755383997</text:p>
          </table:table-cell>
          <table:table-cell table:formula="of:=[.V86]+[.V56]" office:value-type="float" office:value="0.0357000814022107" calcext:value-type="float">
            <text:p>0.03570008140221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7]" office:value-type="float" office:value="156.473182300797" calcext:value-type="float">
            <text:p>156.473182300797</text:p>
          </table:table-cell>
          <table:table-cell table:formula="of:=[.P89]-[.P58]" office:value-type="float" office:value="0.814754880020015" calcext:value-type="float">
            <text:p>0.814754880020015</text:p>
          </table:table-cell>
          <table:table-cell table:formula="of:=[.Q57]" office:value-type="float" office:value="0.312946364601594" calcext:value-type="float">
            <text:p>0.312946364601594</text:p>
          </table:table-cell>
          <table:table-cell table:formula="of:=[.R89]+[.U58]" office:value-type="float" office:value="0.0711139155350444" calcext:value-type="float">
            <text:p>0.071113915535044</text:p>
          </table:table-cell>
          <table:table-cell table:formula="of:=[.R57]" office:value-type="float" office:value="-156.528886530879" calcext:value-type="float">
            <text:p>-156.528886530879</text:p>
          </table:table-cell>
          <table:table-cell table:formula="of:=[.T87]+[.S57]" office:value-type="float" office:value="-0.874740143820925" calcext:value-type="float">
            <text:p>-0.874740143820925</text:p>
          </table:table-cell>
          <table:table-cell table:formula="of:=[.T57]" office:value-type="float" office:value="0.313057773061758" calcext:value-type="float">
            <text:p>0.313057773061758</text:p>
          </table:table-cell>
          <table:table-cell table:formula="of:=[.V87]+[.V57]" office:value-type="float" office:value="0.0393809356100208" calcext:value-type="float">
            <text:p>0.03938093561002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8]" office:value-type="float" office:value="85.5616974062029" calcext:value-type="float">
            <text:p>85.5616974062029</text:p>
          </table:table-cell>
          <table:table-cell table:formula="of:=[.P90]-[.P59]" office:value-type="float" office:value="0.779168726057468" calcext:value-type="float">
            <text:p>0.779168726057468</text:p>
          </table:table-cell>
          <table:table-cell table:formula="of:=[.Q58]" office:value-type="float" office:value="0.171123394812406" calcext:value-type="float">
            <text:p>0.171123394812406</text:p>
          </table:table-cell>
          <table:table-cell table:formula="of:=[.R90]+[.U59]" office:value-type="float" office:value="0.0673419061123694" calcext:value-type="float">
            <text:p>0.067341906112369</text:p>
          </table:table-cell>
          <table:table-cell table:formula="of:=[.R58]" office:value-type="float" office:value="-85.6174016362851" calcext:value-type="float">
            <text:p>-85.6174016362851</text:p>
          </table:table-cell>
          <table:table-cell table:formula="of:=[.T88]+[.S58]" office:value-type="float" office:value="-0.840848568618499" calcext:value-type="float">
            <text:p>-0.840848568618499</text:p>
          </table:table-cell>
          <table:table-cell table:formula="of:=[.T58]" office:value-type="float" office:value="0.17123480327257" calcext:value-type="float">
            <text:p>0.17123480327257</text:p>
          </table:table-cell>
          <table:table-cell table:formula="of:=[.V88]+[.V58]" office:value-type="float" office:value="0.0431347139897229" calcext:value-type="float">
            <text:p>0.04313471398972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59]" office:value-type="float" office:value="0.612746530903797" calcext:value-type="float">
            <text:p>0.612746530903797</text:p>
          </table:table-cell>
          <table:table-cell table:formula="of:=[.P91]-[.P60]" office:value-type="float" office:value="0.71646931193298" calcext:value-type="float">
            <text:p>0.71646931193298</text:p>
          </table:table-cell>
          <table:table-cell table:formula="of:=[.Q59]" office:value-type="float" office:value="0.01" calcext:value-type="float">
            <text:p>0.01</text:p>
          </table:table-cell>
          <table:table-cell table:formula="of:=[.R91]+[.U60]" office:value-type="float" office:value="0.0632782000021268" calcext:value-type="float">
            <text:p>0.063278200002127</text:p>
          </table:table-cell>
          <table:table-cell table:formula="of:=[.R59]" office:value-type="float" office:value="-0.779859221150287" calcext:value-type="float">
            <text:p>-0.779859221150287</text:p>
          </table:table-cell>
          <table:table-cell table:formula="of:=[.T89]+[.S59]" office:value-type="float" office:value="-0.778149154494011" calcext:value-type="float">
            <text:p>-0.778149154494011</text:p>
          </table:table-cell>
          <table:table-cell table:formula="of:=[.T59]" office:value-type="float" office:value="0.01" calcext:value-type="float">
            <text:p>0.01</text:p>
          </table:table-cell>
          <table:table-cell table:formula="of:=[.V89]+[.V59]" office:value-type="float" office:value="0.0471984200999655" calcext:value-type="float">
            <text:p>0.04719842009996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0]" office:value-type="float" office:value="-85.6731058663673" calcext:value-type="float">
            <text:p>-85.6731058663673</text:p>
          </table:table-cell>
          <table:table-cell table:formula="of:=[.P92]-[.P61]" office:value-type="float" office:value="0.623267480126308" calcext:value-type="float">
            <text:p>0.623267480126308</text:p>
          </table:table-cell>
          <table:table-cell table:formula="of:=[.Q60]" office:value-type="float" office:value="0.171346211732735" calcext:value-type="float">
            <text:p>0.171346211732735</text:p>
          </table:table-cell>
          <table:table-cell table:formula="of:=[.R92]+[.U61]" office:value-type="float" office:value="0.0588863351183707" calcext:value-type="float">
            <text:p>0.058886335118371</text:p>
          </table:table-cell>
          <table:table-cell table:formula="of:=[.R60]" office:value-type="float" office:value="85.6731058663673" calcext:value-type="float">
            <text:p>85.6731058663673</text:p>
          </table:table-cell>
          <table:table-cell table:formula="of:=[.T90]+[.S60]" office:value-type="float" office:value="-0.681558165167097" calcext:value-type="float">
            <text:p>-0.681558165167097</text:p>
          </table:table-cell>
          <table:table-cell table:formula="of:=[.T60]" office:value-type="float" office:value="0.171346211732735" calcext:value-type="float">
            <text:p>0.171346211732735</text:p>
          </table:table-cell>
          <table:table-cell table:formula="of:=[.V90]+[.V60]" office:value-type="float" office:value="0.0516267470696675" calcext:value-type="float">
            <text:p>0.0516267470696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1]" office:value-type="float" office:value="-156.584590760961" calcext:value-type="float">
            <text:p>-156.584590760961</text:p>
          </table:table-cell>
          <table:table-cell table:formula="of:=[.P93]-[.P62]" office:value-type="float" office:value="0.508036124438059" calcext:value-type="float">
            <text:p>0.508036124438059</text:p>
          </table:table-cell>
          <table:table-cell table:formula="of:=[.Q61]" office:value-type="float" office:value="0.313169181521922" calcext:value-type="float">
            <text:p>0.313169181521922</text:p>
          </table:table-cell>
          <table:table-cell table:formula="of:=[.R93]+[.U62]" office:value-type="float" office:value="0.054257466675966" calcext:value-type="float">
            <text:p>0.054257466675966</text:p>
          </table:table-cell>
          <table:table-cell table:formula="of:=[.R61]" office:value-type="float" office:value="156.584590760961" calcext:value-type="float">
            <text:p>156.584590760961</text:p>
          </table:table-cell>
          <table:table-cell table:formula="of:=[.T91]+[.S61]" office:value-type="float" office:value="-0.562937651958605" calcext:value-type="float">
            <text:p>-0.562937651958605</text:p>
          </table:table-cell>
          <table:table-cell table:formula="of:=[.T61]" office:value-type="float" office:value="0.313169181521922" calcext:value-type="float">
            <text:p>0.313169181521922</text:p>
          </table:table-cell>
          <table:table-cell table:formula="of:=[.V91]+[.V61]" office:value-type="float" office:value="0.0562920775980181" calcext:value-type="float">
            <text:p>0.05629207759801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2]" office:value-type="float" office:value="-217.914948081423" calcext:value-type="float">
            <text:p>-217.914948081423</text:p>
          </table:table-cell>
          <table:table-cell table:formula="of:=[.P94]-[.P63]" office:value-type="float" office:value="0.233514365298408" calcext:value-type="float">
            <text:p>0.233514365298408</text:p>
          </table:table-cell>
          <table:table-cell table:formula="of:=[.Q62]" office:value-type="float" office:value="0.435829896162846" calcext:value-type="float">
            <text:p>0.435829896162846</text:p>
          </table:table-cell>
          <table:table-cell table:formula="of:=[.R94]+[.U63]" office:value-type="float" office:value="0.0479148801941019" calcext:value-type="float">
            <text:p>0.047914880194102</text:p>
          </table:table-cell>
          <table:table-cell table:formula="of:=[.R62]" office:value-type="float" office:value="218.08206077167" calcext:value-type="float">
            <text:p>218.08206077167</text:p>
          </table:table-cell>
          <table:table-cell table:formula="of:=[.T92]+[.S62]" office:value-type="float" office:value="-0.274859262737983" calcext:value-type="float">
            <text:p>-0.274859262737983</text:p>
          </table:table-cell>
          <table:table-cell table:formula="of:=[.T62]" office:value-type="float" office:value="0.436164121543339" calcext:value-type="float">
            <text:p>0.436164121543339</text:p>
          </table:table-cell>
          <table:table-cell table:formula="of:=[.V92]+[.V62]" office:value-type="float" office:value="0.062780512423666" calcext:value-type="float">
            <text:p>0.06278051242366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3]" office:value-type="float" office:value="-247.605302715216" calcext:value-type="float">
            <text:p>-247.605302715216</text:p>
          </table:table-cell>
          <table:table-cell table:formula="of:=[.P95]-[.P64]" office:value-type="float" office:value="0.0403323866445793" calcext:value-type="float">
            <text:p>0.040332386644579</text:p>
          </table:table-cell>
          <table:table-cell table:formula="of:=[.Q63]" office:value-type="float" office:value="0.495210605430432" calcext:value-type="float">
            <text:p>0.495210605430432</text:p>
          </table:table-cell>
          <table:table-cell table:formula="of:=[.R95]+[.U64]" office:value-type="float" office:value="0.0424473837749405" calcext:value-type="float">
            <text:p>0.042447383774941</text:p>
          </table:table-cell>
          <table:table-cell table:formula="of:=[.R63]" office:value-type="float" office:value="247.661006945298" calcext:value-type="float">
            <text:p>247.661006945298</text:p>
          </table:table-cell>
          <table:table-cell table:formula="of:=[.T93]+[.S63]" office:value-type="float" office:value="-0.0681206540031844" calcext:value-type="float">
            <text:p>-0.068120654003184</text:p>
          </table:table-cell>
          <table:table-cell table:formula="of:=[.T63]" office:value-type="float" office:value="0.495322013890597" calcext:value-type="float">
            <text:p>0.495322013890597</text:p>
          </table:table-cell>
          <table:table-cell table:formula="of:=[.V93]+[.V63]" office:value-type="float" office:value="0.0683938571866112" calcext:value-type="float">
            <text:p>0.06839385718661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4]" office:value-type="float" office:value="-310.885308088554" calcext:value-type="float">
            <text:p>-310.885308088554</text:p>
          </table:table-cell>
          <table:table-cell table:formula="of:=[.P96]-[.P65]" office:value-type="float" office:value="-0.281637577778469" calcext:value-type="float">
            <text:p>-0.281637577778469</text:p>
          </table:table-cell>
          <table:table-cell table:formula="of:=[.Q64]" office:value-type="float" office:value="0.621770616177107" calcext:value-type="float">
            <text:p>0.621770616177107</text:p>
          </table:table-cell>
          <table:table-cell table:formula="of:=[.R96]+[.U65]" office:value-type="float" office:value="0.0355943280898332" calcext:value-type="float">
            <text:p>0.035594328089833</text:p>
          </table:table-cell>
          <table:table-cell table:formula="of:=[.R64]" office:value-type="float" office:value="310.885308088554" calcext:value-type="float">
            <text:p>310.885308088554</text:p>
          </table:table-cell>
          <table:table-cell table:formula="of:=[.T94]+[.S64]" office:value-type="float" office:value="0.280962570581804" calcext:value-type="float">
            <text:p>0.280962570581804</text:p>
          </table:table-cell>
          <table:table-cell table:formula="of:=[.T64]" office:value-type="float" office:value="0.621770616177107" calcext:value-type="float">
            <text:p>0.621770616177107</text:p>
          </table:table-cell>
          <table:table-cell table:formula="of:=[.V94]+[.V64]" office:value-type="float" office:value="0.075538609559286" calcext:value-type="float">
            <text:p>0.07553860955928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5]" office:value-type="float" office:value="-370.154608895976" calcext:value-type="float">
            <text:p>-370.154608895976</text:p>
          </table:table-cell>
          <table:table-cell table:formula="of:=[.P97]-[.P66]" office:value-type="float" office:value="-0.444317138750114" calcext:value-type="float">
            <text:p>-0.444317138750114</text:p>
          </table:table-cell>
          <table:table-cell table:formula="of:=[.Q65]" office:value-type="float" office:value="0.740309217791951" calcext:value-type="float">
            <text:p>0.740309217791951</text:p>
          </table:table-cell>
          <table:table-cell table:formula="of:=[.R97]+[.U66]" office:value-type="float" office:value="0.0304549904441853" calcext:value-type="float">
            <text:p>0.030454990444185</text:p>
          </table:table-cell>
          <table:table-cell table:formula="of:=[.R65]" office:value-type="float" office:value="370.433130046386" calcext:value-type="float">
            <text:p>370.433130046386</text:p>
          </table:table-cell>
          <table:table-cell table:formula="of:=[.T95]+[.S65]" office:value-type="float" office:value="0.450420446593935" calcext:value-type="float">
            <text:p>0.450420446593935</text:p>
          </table:table-cell>
          <table:table-cell table:formula="of:=[.T65]" office:value-type="float" office:value="0.740866260092773" calcext:value-type="float">
            <text:p>0.740866260092773</text:p>
          </table:table-cell>
          <table:table-cell table:formula="of:=[.V95]+[.V65]" office:value-type="float" office:value="0.0807508713768258" calcext:value-type="float">
            <text:p>0.080750871376826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6]" office:value-type="float" office:value="-526.739199656937" calcext:value-type="float">
            <text:p>-526.739199656937</text:p>
          </table:table-cell>
          <table:table-cell table:formula="of:=[.P98]-[.P67]" office:value-type="float" office:value="-0.739173843011221" calcext:value-type="float">
            <text:p>-0.739173843011221</text:p>
          </table:table-cell>
          <table:table-cell table:formula="of:=[.Q66]" office:value-type="float" office:value="1.05347839931387" calcext:value-type="float">
            <text:p>1.05347839931387</text:p>
          </table:table-cell>
          <table:table-cell table:formula="of:=[.R98]+[.U67]" office:value-type="float" office:value="0.0238936314466456" calcext:value-type="float">
            <text:p>0.023893631446646</text:p>
          </table:table-cell>
          <table:table-cell table:formula="of:=[.R66]" office:value-type="float" office:value="527.129129267512" calcext:value-type="float">
            <text:p>527.129129267512</text:p>
          </table:table-cell>
          <table:table-cell table:formula="of:=[.T96]+[.S66]" office:value-type="float" office:value="0.760528359696133" calcext:value-type="float">
            <text:p>0.760528359696133</text:p>
          </table:table-cell>
          <table:table-cell table:formula="of:=[.T66]" office:value-type="float" office:value="1.05425825853502" calcext:value-type="float">
            <text:p>1.05425825853502</text:p>
          </table:table-cell>
          <table:table-cell table:formula="of:=[.V96]+[.V66]" office:value-type="float" office:value="0.0874763097611223" calcext:value-type="float">
            <text:p>0.08747630976112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7]" office:value-type="float" office:value="-873.776553068815" calcext:value-type="float">
            <text:p>-873.776553068815</text:p>
          </table:table-cell>
          <table:table-cell table:formula="of:=[.P99]-[.P68]" office:value-type="float" office:value="-1.03064138975209" calcext:value-type="float">
            <text:p>-1.03064138975209</text:p>
          </table:table-cell>
          <table:table-cell table:formula="of:=[.Q67]" office:value-type="float" office:value="1.74755310613763" calcext:value-type="float">
            <text:p>1.74755310613763</text:p>
          </table:table-cell>
          <table:table-cell table:formula="of:=[.R99]+[.U68]" office:value-type="float" office:value="0.0173687345350518" calcext:value-type="float">
            <text:p>0.017368734535052</text:p>
          </table:table-cell>
          <table:table-cell table:formula="of:=[.R67]" office:value-type="float" office:value="873.553736148486" calcext:value-type="float">
            <text:p>873.553736148486</text:p>
          </table:table-cell>
          <table:table-cell table:formula="of:=[.T97]+[.S67]" office:value-type="float" office:value="1.07741458783882" calcext:value-type="float">
            <text:p>1.07741458783882</text:p>
          </table:table-cell>
          <table:table-cell table:formula="of:=[.T67]" office:value-type="float" office:value="1.74710747229697" calcext:value-type="float">
            <text:p>1.74710747229697</text:p>
          </table:table-cell>
          <table:table-cell table:formula="of:=[.V97]+[.V67]" office:value-type="float" office:value="0.0942746723173107" calcext:value-type="float">
            <text:p>0.09427467231731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8]" office:value-type="float" office:value="-1392.43863936384" calcext:value-type="float">
            <text:p>-1392.43863936384</text:p>
          </table:table-cell>
          <table:table-cell table:formula="of:=[.P100]-[.P69]" office:value-type="float" office:value="-1.2306016834464" calcext:value-type="float">
            <text:p>-1.2306016834464</text:p>
          </table:table-cell>
          <table:table-cell table:formula="of:=[.Q68]" office:value-type="float" office:value="2.78487727872768" calcext:value-type="float">
            <text:p>2.78487727872768</text:p>
          </table:table-cell>
          <table:table-cell table:formula="of:=[.R100]+[.U69]" office:value-type="float" office:value="0.0118283139439985" calcext:value-type="float">
            <text:p>0.011828313943999</text:p>
          </table:table-cell>
          <table:table-cell table:formula="of:=[.R68]" office:value-type="float" office:value="1391.49166745244" calcext:value-type="float">
            <text:p>1391.49166745244</text:p>
          </table:table-cell>
          <table:table-cell table:formula="of:=[.T98]+[.S68]" office:value-type="float" office:value="1.29262609037422" calcext:value-type="float">
            <text:p>1.29262609037422</text:p>
          </table:table-cell>
          <table:table-cell table:formula="of:=[.T68]" office:value-type="float" office:value="2.78298333490488" calcext:value-type="float">
            <text:p>2.78298333490488</text:p>
          </table:table-cell>
          <table:table-cell table:formula="of:=[.V98]+[.V68]" office:value-type="float" office:value="0.0999791722951207" calcext:value-type="float">
            <text:p>0.099979172295121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69]" office:value-type="float" office:value="-2862.64038392238" calcext:value-type="float">
            <text:p>-2862.64038392238</text:p>
          </table:table-cell>
          <table:table-cell table:formula="of:=[.P101]-[.P70]" office:value-type="float" office:value="-1.47970476118423" calcext:value-type="float">
            <text:p>-1.47970476118423</text:p>
          </table:table-cell>
          <table:table-cell table:formula="of:=[.Q69]" office:value-type="float" office:value="5.72528076784475" calcext:value-type="float">
            <text:p>5.72528076784475</text:p>
          </table:table-cell>
          <table:table-cell table:formula="of:=[.R101]+[.U70]" office:value-type="float" office:value="0.00575919310672897" calcext:value-type="float">
            <text:p>0.005759193106729</text:p>
          </table:table-cell>
          <table:table-cell table:formula="of:=[.R69]" office:value-type="float" office:value="2861.52629932073" calcext:value-type="float">
            <text:p>2861.52629932073</text:p>
          </table:table-cell>
          <table:table-cell table:formula="of:=[.T99]+[.S69]" office:value-type="float" office:value="1.56545327075375" calcext:value-type="float">
            <text:p>1.56545327075375</text:p>
          </table:table-cell>
          <table:table-cell table:formula="of:=[.T69]" office:value-type="float" office:value="5.72305259864147" calcext:value-type="float">
            <text:p>5.72305259864147</text:p>
          </table:table-cell>
          <table:table-cell table:formula="of:=[.V99]+[.V69]" office:value-type="float" office:value="0.106303527734012" calcext:value-type="float">
            <text:p>0.10630352773401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ata</text:p>
          </table:table-cell>
          <table:table-cell table:formula="of:=[.O70]" office:value-type="float" office:value="-8125.01899978435" calcext:value-type="float">
            <text:p>-8125.01899978435</text:p>
          </table:table-cell>
          <table:table-cell office:value-type="float" office:value="-1.7" calcext:value-type="float">
            <text:p>-1.7</text:p>
          </table:table-cell>
          <table:table-cell table:formula="of:=[.Q70]" office:value-type="float" office:value="16.2500379995687" calcext:value-type="float">
            <text:p>16.2500379995687</text:p>
          </table:table-cell>
          <table:table-cell office:value-type="float" office:value="0" calcext:value-type="float">
            <text:p>0</text:p>
          </table:table-cell>
          <table:table-cell table:formula="of:=[.R70]" office:value-type="float" office:value="8122.23378828024" calcext:value-type="float">
            <text:p>8122.23378828024</text:p>
          </table:table-cell>
          <table:table-cell table:formula="of:=[.T100]+[.S70]" office:value-type="float" office:value="1.80947261221122" calcext:value-type="float">
            <text:p>1.80947261221122</text:p>
          </table:table-cell>
          <table:table-cell table:formula="of:=[.T70]" office:value-type="float" office:value="16.2444675765605" calcext:value-type="float">
            <text:p>16.2444675765605</text:p>
          </table:table-cell>
          <table:table-cell table:formula="of:=[.V100]+[.V70]" office:value-type="float" office:value="0.112317955442362" calcext:value-type="float">
            <text:p>0.1123179554423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1:10:09.16888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6:14:54.989786156</meta:creation-date>
    <dc:date>2020-09-23T01:10:12.183536518</dc:date>
    <meta:editing-duration>PT1H57M14S</meta:editing-duration>
    <meta:editing-cycles>12</meta:editing-cycles>
    <meta:generator>LibreOffice/6.0.7.3$Linux_X86_64 LibreOffice_project/00m0$Build-3</meta:generator>
    <meta:document-statistic meta:table-count="1" meta:cell-count="916" meta:object-count="0"/>
  </office:meta>
</office:document-meta>
</file>